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fo:min-height="4.068cm"/>
    </style:style>
    <style:style style:name="gr2" style:family="graphic" style:parent-style-name="standard">
      <style:graphic-properties svg:stroke-color="#999999" draw:fill="solid" draw:fill-color="#ffffff" draw:textarea-horizontal-align="justify" draw:textarea-vertical-align="middle" draw:auto-grow-height="false" fo:min-height="0cm" fo:min-width="0cm"/>
    </style:style>
    <style:style style:name="gr3" style:family="graphic" style:parent-style-name="standard">
      <style:graphic-properties svg:stroke-color="#000000" draw:fill="solid" draw:fill-color="#eeeeee" draw:textarea-horizontal-align="justify" draw:textarea-vertical-align="middle" draw:auto-grow-height="false" fo:min-height="0cm" fo:min-width="0cm"/>
    </style:style>
    <style:style style:name="gr4" style:family="graphic" style:parent-style-name="standard">
      <style:graphic-properties svg:stroke-color="#000000" draw:fill="solid" draw:fill-color="#ffffff" draw:textarea-horizontal-align="justify" draw:textarea-vertical-align="middle" draw:auto-grow-height="false" fo:min-height="0cm" fo:min-width="0cm" fo:wrap-option="no-wrap"/>
    </style:style>
    <style:style style:name="gr5" style:family="graphic" style:parent-style-name="standard">
      <style:graphic-properties svg:stroke-color="#000000" draw:fill="solid" draw:fill-color="#dddddd" draw:textarea-horizontal-align="justify" draw:textarea-vertical-align="middle" draw:auto-grow-height="false" fo:min-height="0cm" fo:min-width="0cm"/>
    </style:style>
    <style:style style:name="gr6" style:family="graphic" style:parent-style-name="standard">
      <style:graphic-properties draw:stroke="none" svg:stroke-color="#000000" draw:fill="none" draw:fill-color="#ffffff" fo:min-height="1.782cm"/>
    </style:style>
    <style:style style:name="gr7" style:family="graphic" style:parent-style-name="standard">
      <style:graphic-properties svg:stroke-color="#000000" draw:fill="solid" draw:fill-color="#ffffff" draw:textarea-horizontal-align="justify" draw:textarea-vertical-align="middle" draw:auto-grow-height="false" fo:min-height="0cm" fo:min-width="0cm"/>
    </style:style>
    <style:style style:name="gr8" style:family="graphic" style:parent-style-name="standard">
      <style:graphic-properties draw:stroke="none" svg:stroke-color="#000000" draw:fill="none" draw:fill-color="#ffffff" fo:min-height="0.683cm"/>
    </style:style>
    <style:style style:name="gr9" style:family="graphic" style:parent-style-name="objectwithoutfill">
      <style:graphic-properties draw:marker-end="Arrow" draw:marker-end-width="0.3cm" draw:fill="none" draw:textarea-vertical-align="middle"/>
    </style:style>
    <style:style style:name="gr10" style:family="graphic" style:parent-style-name="objectwithoutfill">
      <style:graphic-properties draw:stroke="dash" draw:stroke-dash="Fine_20_Dashed" draw:fill="none" draw:textarea-vertical-align="middle"/>
    </style:style>
    <style:style style:name="gr11" style:family="graphic" style:parent-style-name="standard">
      <style:graphic-properties draw:stroke="none" svg:stroke-color="#000000" draw:fill="none" draw:fill-color="#ffffff" fo:min-height="1.678cm"/>
    </style:style>
    <style:style style:name="gr12" style:family="graphic" style:parent-style-name="standard">
      <style:graphic-properties draw:stroke="none" svg:stroke-color="#000000" draw:fill="none" draw:fill-color="#ffffff" fo:min-height="3.581cm"/>
    </style:style>
    <style:style style:name="gr13" style:family="graphic" style:parent-style-name="standard">
      <style:graphic-properties draw:fill="solid" draw:fill-color="#000000" draw:textarea-horizontal-align="justify" draw:textarea-vertical-align="middle" draw:auto-grow-height="false" fo:min-height="0cm" fo:min-width="0cm"/>
    </style:style>
    <style:style style:name="gr14" style:family="graphic" style:parent-style-name="standard">
      <style:graphic-properties draw:stroke="none" svg:stroke-color="#000000" draw:fill="none" draw:fill-color="#ffffff" fo:min-height="1.274cm"/>
    </style:style>
    <style:style style:name="gr15" style:family="graphic" style:parent-style-name="standard">
      <style:graphic-properties draw:stroke="none" svg:stroke-color="#000000" draw:fill="none" draw:fill-color="#ffffff" fo:min-height="2.157cm"/>
    </style:style>
    <style:style style:name="gr16" style:family="graphic" style:parent-style-name="standard">
      <style:graphic-properties svg:stroke-color="#ffffff" draw:fill="solid" draw:fill-color="#000000" draw:textarea-horizontal-align="justify" draw:textarea-vertical-align="middle" draw:auto-grow-height="false" fo:min-height="0cm" fo:min-width="0cm"/>
    </style:style>
    <style:style style:name="gr17" style:family="graphic" style:parent-style-name="standard">
      <style:graphic-properties svg:stroke-color="#ffffff" draw:fill="solid" draw:fill-color="#000000" draw:textarea-horizontal-align="justify" draw:textarea-vertical-align="middle" draw:auto-grow-height="false" fo:min-height="0cm" fo:min-width="0cm"/>
    </style:style>
    <style:style style:name="gr18" style:family="graphic" style:parent-style-name="standard">
      <style:graphic-properties draw:stroke="none" svg:stroke-color="#000000" draw:fill="none" draw:fill-color="#ffffff" fo:min-height="1.68cm"/>
    </style:style>
    <style:style style:name="gr19" style:family="graphic" style:parent-style-name="standard">
      <style:graphic-properties draw:stroke="none" svg:stroke-color="#000000" draw:fill="none" draw:fill-color="#ffffff" fo:min-height="1.199cm"/>
    </style:style>
    <style:style style:name="gr20" style:family="graphic" style:parent-style-name="standard">
      <style:graphic-properties svg:stroke-color="#000000" draw:fill-color="#eeeeee" draw:textarea-horizontal-align="justify" draw:textarea-vertical-align="middle" draw:auto-grow-height="false" fo:min-height="0cm" fo:min-width="0cm"/>
    </style:style>
    <style:style style:name="P1" style:family="paragraph">
      <style:text-properties fo:font-size="96pt" style:font-size-asian="96pt" style:font-size-complex="96pt"/>
    </style:style>
    <style:style style:name="P2" style:family="paragraph">
      <style:paragraph-properties fo:text-align="start"/>
      <style:text-properties fo:font-size="18pt" fo:text-shadow="1pt 1pt"/>
    </style:style>
    <style:style style:name="P3" style:family="paragraph">
      <style:paragraph-properties fo:text-align="center"/>
      <style:text-properties fo:font-family="Verdana" style:font-family-generic="swiss" style:font-pitch="variable" fo:font-size="18pt" fo:text-shadow="1pt 1pt"/>
    </style:style>
    <style:style style:name="P4" style:family="paragraph">
      <style:paragraph-properties fo:text-align="center"/>
      <style:text-properties fo:font-size="18pt" fo:text-shadow="1pt 1pt"/>
    </style:style>
    <style:style style:name="P5" style:family="paragraph">
      <style:text-properties fo:font-size="18pt"/>
    </style:style>
    <style:style style:name="P6" style:family="paragraph">
      <style:text-properties fo:font-family="Verdana" style:font-family-generic="swiss" style:font-pitch="variable" fo:font-size="18pt" fo:text-shadow="1pt 1pt"/>
    </style:style>
    <style:style style:name="P7" style:family="paragraph">
      <style:paragraph-properties fo:text-align="center"/>
    </style:style>
    <style:style style:name="P8" style:family="paragraph">
      <style:paragraph-properties fo:text-align="start"/>
    </style:style>
    <style:style style:name="P9" style:family="paragraph">
      <style:text-properties fo:font-family="Verdana" style:font-family-generic="swiss" style:font-pitch="variable"/>
    </style:style>
    <style:style style:name="P10" style:family="paragraph">
      <style:paragraph-properties fo:text-align="center"/>
      <style:text-properties fo:font-family="Verdana" style:font-family-generic="swiss" style:font-pitch="variable"/>
    </style:style>
    <style:style style:name="P11" style:family="paragraph">
      <style:text-properties fo:color="#ffffff" fo:font-family="Verdana" style:font-family-generic="swiss" style:font-pitch="variable" fo:font-weight="bold" style:font-weight-asian="bold" style:font-weight-complex="bold"/>
    </style:style>
    <style:style style:name="P12" style:family="paragraph">
      <style:paragraph-properties fo:text-align="center"/>
      <style:text-properties fo:color="#ffffff"/>
    </style:style>
    <style:style style:name="P13" style:family="paragraph">
      <style:paragraph-properties fo:text-align="start"/>
      <style:text-properties fo:color="#ffffff" fo:font-family="Verdana" style:font-family-generic="swiss" style:font-pitch="variable" fo:font-weight="bold" style:font-weight-asian="bold" style:font-weight-complex="bold"/>
    </style:style>
    <style:style style:name="P14" style:family="paragraph">
      <style:text-properties fo:font-family="Verdana" style:font-family-generic="swiss" style:font-pitch="variable" fo:font-size="18pt"/>
    </style:style>
    <style:style style:name="P15" style:family="paragraph">
      <style:paragraph-properties fo:text-align="center"/>
      <style:text-properties fo:text-shadow="1pt 1pt"/>
    </style:style>
    <style:style style:name="T1" style:family="text">
      <style:text-properties fo:font-size="96pt" style:font-size-asian="96pt" style:font-size-complex="96pt"/>
    </style:style>
    <style:style style:name="T2" style:family="text">
      <style:text-properties fo:color="#999999" fo:text-shadow="1pt 1pt"/>
    </style:style>
    <style:style style:name="T3" style:family="text">
      <style:text-properties fo:text-shadow="1pt 1pt"/>
    </style:style>
    <style:style style:name="T4" style:family="text">
      <style:text-properties fo:font-family="Verdana" style:font-family-generic="swiss" style:font-pitch="variable" fo:text-shadow="1pt 1pt"/>
    </style:style>
    <style:style style:name="T5" style:family="text">
      <style:text-properties fo:font-size="16pt" fo:text-shadow="1pt 1pt" style:font-size-asian="16pt" style:font-size-complex="16pt"/>
    </style:style>
    <style:style style:name="T6" style:family="text">
      <style:text-properties fo:font-family="Verdana" style:font-family-generic="swiss" style:font-pitch="variable" fo:font-size="16pt" fo:text-shadow="1pt 1pt" style:font-size-asian="16pt" style:font-size-complex="16pt"/>
    </style:style>
    <style:style style:name="T7" style:family="text">
      <style:text-properties fo:font-size="18pt" fo:text-shadow="1pt 1pt"/>
    </style:style>
    <style:style style:name="T8" style:family="text">
      <style:text-properties fo:font-size="18pt"/>
    </style:style>
    <style:style style:name="T9" style:family="text">
      <style:text-properties fo:font-family="Verdana" style:font-family-generic="swiss" style:font-pitch="variable" fo:font-size="13pt" fo:font-weight="bold" style:font-size-asian="13pt" style:font-weight-asian="bold" style:font-size-complex="13pt" style:font-weight-complex="bold"/>
    </style:style>
    <style:style style:name="T10" style:family="text">
      <style:text-properties fo:font-family="Verdana" style:font-family-generic="swiss" style:font-pitch="variable" fo:font-size="13pt" style:font-size-asian="13pt" style:font-size-complex="13pt"/>
    </style:style>
    <style:style style:name="T11" style:family="text">
      <style:text-properties fo:font-family="Verdana" style:font-family-generic="swiss" style:font-pitch="variable" fo:font-size="13pt" fo:font-style="italic" style:font-size-asian="13pt" style:font-style-asian="italic" style:font-size-complex="13pt" style:font-style-complex="italic"/>
    </style:style>
    <style:style style:name="T12" style:family="text">
      <style:text-properties fo:color="#ffffff" fo:font-family="Verdana" style:font-family-generic="swiss" style:font-pitch="variable" fo:font-size="16pt" fo:font-weight="bold" style:font-size-asian="16pt" style:font-weight-asian="bold" style:font-size-complex="16pt" style:font-weight-complex="bold"/>
    </style:style>
    <style:style style:name="T13" style:family="text">
      <style:text-properties fo:color="#ffffff"/>
    </style:style>
    <style:style style:name="T14" style:family="text">
      <style:text-properties fo:font-family="Verdana" style:font-family-generic="swiss" style:font-pitch="variable" fo:font-size="13pt" fo:font-weight="normal" style:font-size-asian="13pt" style:font-weight-asian="normal" style:font-size-complex="13pt" style:font-weight-complex="normal"/>
    </style:style>
    <style:style style:name="T15" style:family="text">
      <style:text-properties fo:color="#ffffff" fo:font-family="Verdana" style:font-family-generic="swiss" style:font-pitch="variable" fo:font-size="13pt" fo:font-weight="bold" style:font-size-asian="13pt" style:font-weight-asian="bold" style:font-size-complex="13pt" style:font-weight-complex="bold"/>
    </style:style>
    <style:style style:name="T16" style:family="text">
      <style:text-properties fo:color="#ffffff" fo:font-family="Verdana" style:font-family-generic="swiss" style:font-pitch="variable" fo:font-size="14pt" fo:font-weight="bold" style:font-size-asian="14pt" style:font-weight-asian="bold" style:font-size-complex="14pt" style:font-weight-complex="bold"/>
    </style:style>
    <style:style style:name="T17" style:family="text">
      <style:text-properties fo:color="#999999" fo:font-size="18pt" fo:text-shadow="1pt 1pt"/>
    </style:style>
    <style:style style:name="T18" style:family="text">
      <style:text-properties fo:font-family="Verdana" style:font-family-generic="swiss" style:font-pitch="variable" fo:font-size="18pt" fo:text-shadow="1pt 1pt"/>
    </style:style>
    <style:style style:name="T19" style:family="text">
      <style:text-properties fo:font-family="Verdana" style:font-family-generic="swiss" style:font-pitch="variable" fo:font-size="14pt" fo:text-shadow="1pt 1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9.525cm" svg:height="4.318cm" svg:x="9.763cm" svg:y="7.223cm">
          <draw:text-box>
            <text:p text:style-name="P1"><text:span text:style-name="T1">OCI</text:span></text:p>
          </draw:text-box>
        </draw:frame>
      </draw:page>
      <draw:page draw:name="page2" draw:style-name="dp1" draw:master-page-name="Default">
        <draw:custom-shape draw:style-name="gr2" draw:text-style-name="P2" draw:layer="layout" svg:width="20.447cm" svg:height="10.033cm" svg:x="7.858cm" svg:y="3.286cm">
          <text:p text:style-name="P2"><text:span text:style-name="T2">Oracle Cloud (OCI)</text:span></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18.669cm" svg:height="8.128cm" svg:x="8.747cm" svg:y="4.81cm">
          <text:p text:style-name="P2"><text:span text:style-name="T3">VCN</text:span></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3" draw:layer="layout" svg:width="4.953cm" svg:height="3.175cm" svg:x="2.397cm" svg:y="7.477cm">
          <text:p text:style-name="P3"><text:span text:style-name="T4">Internet</text:span></text:p>
          <draw:enhanced-geometry svg:viewBox="0 0 21600 21600" draw:text-areas="3000 3320 17110 17330" draw:type="cloud-callout" draw:modifiers="6304.7234557933 21232.745591939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4" draw:layer="layout" svg:width="4.953cm" svg:height="4.953cm" svg:x="9.636cm" svg:y="6.08cm">
          <text:p text:style-name="P4"><text:span text:style-name="T5">LBR Subnet</text:span></text:p>
          <text:p text:style-name="P4"><text:span text:style-name="T3"/></text:p>
          <text:p text:style-name="P4"><text:span text:style-name="T3"/></text:p>
          <text:p text:style-name="P4"><text:span text:style-name="T3"/></text:p>
          <text:p text:style-name="P4"><text:span text:style-name="T3"/></text:p>
          <text:p text:style-name="P4"><text:span text:style-name="T3"/></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3" draw:layer="layout" svg:width="4.953cm" svg:height="4.953cm" svg:x="15.605cm" svg:y="6.08cm">
          <text:p text:style-name="P3"><text:span text:style-name="T6">Frontend Subnet</text:span></text:p>
          <text:p text:style-name="P3"><text:span text:style-name="T4"/></text:p>
          <text:p text:style-name="P3"><text:span text:style-name="T4"/></text:p>
          <text:p text:style-name="P3"><text:span text:style-name="T4"/></text:p>
          <text:p text:style-name="P3"><text:span text:style-name="T4"/></text:p>
          <text:p text:style-name="P3"><text:span text:style-name="T4"/></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3" draw:layer="layout" svg:width="4.953cm" svg:height="4.953cm" svg:x="21.574cm" svg:y="6.08cm">
          <text:p text:style-name="P3"><text:span text:style-name="T6">Backend Subnet</text:span></text:p>
          <text:p text:style-name="P3"><text:span text:style-name="T4"/></text:p>
          <text:p text:style-name="P3"><text:span text:style-name="T4"/></text:p>
          <text:p text:style-name="P3"><text:span text:style-name="T4"/></text:p>
          <text:p text:style-name="P3"><text:span text:style-name="T4"/></text:p>
          <text:p text:style-name="P3"><text:span text:style-name="T4"/></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5" draw:layer="layout" svg:width="4.191cm" svg:height="2.032cm" svg:x="1.254cm" svg:y="1cm">
          <draw:text-box>
            <text:p text:style-name="P5">OCI</text:p>
          </draw:text-box>
        </draw:frame>
        <draw:custom-shape draw:style-name="gr7" draw:text-style-name="P3" draw:layer="layout" svg:width="3.175cm" svg:height="2.54cm" svg:x="10.552cm" svg:y="7.731cm">
          <text:p text:style-name="P3"><text:span text:style-name="T4">Load</text:span><text:span text:style-name="T4"><text:line-break/></text:span><text:span text:style-name="T4">Balancer</text:span></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3" draw:layer="layout" svg:width="3.175cm" svg:height="2.54cm" svg:x="16.367cm" svg:y="7.731cm">
          <text:p text:style-name="P3"><text:span text:style-name="T4">Frontend</text:span></text:p>
          <text:p text:style-name="P3"><text:span text:style-name="T4">Compute</text:span></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3" draw:layer="layout" svg:width="3.175cm" svg:height="2.54cm" svg:x="22.49cm" svg:y="7.731cm">
          <text:p text:style-name="P3"><text:span text:style-name="T4">Backend</text:span></text:p>
          <text:p text:style-name="P3"><text:span text:style-name="T4">Compute</text:span></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6" draw:layer="layout" svg:width="4.699cm" svg:height="0.933cm" svg:x="12.738cm" svg:y="11.016cm">
          <draw:text-box>
            <text:p text:style-name="P5"><text:span text:style-name="T6">Public Subnets</text:span></text:p>
          </draw:text-box>
        </draw:frame>
        <draw:frame draw:style-name="gr8" draw:text-style-name="P6" draw:layer="layout" svg:width="4.699cm" svg:height="0.933cm" svg:x="21.728cm" svg:y="11.016cm">
          <draw:text-box>
            <text:p text:style-name="P5"><text:span text:style-name="T6">Private Subnet</text:span></text:p>
          </draw:text-box>
        </draw:frame>
        <draw:line draw:style-name="gr9" draw:text-style-name="P7" draw:layer="layout" svg:x1="7.477cm" svg:y1="8.874cm" svg:x2="10.525cm" svg:y2="8.874cm">
          <text:p/>
        </draw:line>
        <draw:line draw:style-name="gr9" draw:text-style-name="P7" draw:layer="layout" svg:x1="13.827cm" svg:y1="8.874cm" svg:x2="16.367cm" svg:y2="8.874cm">
          <text:p/>
        </draw:line>
        <draw:line draw:style-name="gr9" draw:text-style-name="P7" draw:layer="layout" svg:x1="19.642cm" svg:y1="8.874cm" svg:x2="22.436cm" svg:y2="8.874cm">
          <text:p/>
        </draw:line>
        <draw:line draw:style-name="gr10" draw:text-style-name="P7" draw:layer="layout" svg:x1="21.066cm" svg:y1="5.191cm" svg:x2="21.066cm" svg:y2="12.557cm">
          <text:p/>
        </draw:line>
      </draw:page>
      <draw:page draw:name="page3" draw:style-name="dp1" draw:master-page-name="Default">
        <draw:custom-shape draw:style-name="gr5" draw:text-style-name="P2" draw:layer="layout" svg:width="14.732cm" svg:height="8.128cm" svg:x="2.143cm" svg:y="1.957cm">
          <text:p text:style-name="P8"><text:span text:style-name="T5">LBR Subnet (Regional - Public)</text:span></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7"/></text:p>
          <text:p text:style-name="P8"><text:span text:style-name="T7"/></text:p>
          <text:p text:style-name="P8"><text:span text:style-name="T7"/></text:p>
          <text:p text:style-name="P8"><text:span text:style-name="T7"/></text:p>
          <text:p text:style-name="P8"><text:span text:style-name="T7"/></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5" draw:layer="layout" svg:width="4.191cm" svg:height="2.032cm" svg:x="0.365cm" svg:y="0.111cm">
          <draw:text-box>
            <text:p><text:span text:style-name="T8">OCI</text:span></text:p>
          </draw:text-box>
        </draw:frame>
        <draw:custom-shape draw:style-name="gr7" draw:text-style-name="P3" draw:layer="layout" svg:width="3.175cm" svg:height="2.54cm" svg:x="3.286cm" svg:y="4.17cm">
          <text:p text:style-name="P7"><text:span text:style-name="T6">Load</text:span><text:span text:style-name="T6"><text:line-break/></text:span><text:span text:style-name="T6">Balancer</text:span></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9" draw:layer="layout" svg:width="6.35cm" svg:height="1.928cm" svg:x="3.64cm" svg:y="6.683cm">
          <draw:text-box>
            <text:p><text:span text:style-name="T9">Listener</text:span><text:span text:style-name="T10">:</text:span><text:span text:style-name="T10"><text:line-break/></text:span><text:span text:style-name="T10"><text:tab/></text:span><text:span text:style-name="T10">SSL Port 443</text:span></text:p>
            <text:p><text:span text:style-name="T10"><text:s text:c="8"/></text:span><text:span text:style-name="T10">Non-SSL Port 80</text:span></text:p>
          </draw:text-box>
        </draw:frame>
        <draw:frame draw:style-name="gr12" draw:text-style-name="P9" draw:layer="layout" svg:width="10.16cm" svg:height="3.831cm" svg:x="7.35cm" svg:y="3.286cm">
          <draw:text-box>
            <text:p><text:span text:style-name="T9">LBR Security Group:</text:span><text:span text:style-name="T10"><text:line-break/></text:span><text:span text:style-name="T10"> <text:s text:c="2"/>Ingress: from Internet / &lt;LBR port&gt;</text:span></text:p>
            <text:p><text:span text:style-name="T10"><text:s text:c="3"/></text:span><text:span text:style-name="T10">Egress: to Frontend / &lt;</text:span><text:span text:style-name="T11">App port</text:span><text:span text:style-name="T10">&gt;</text:span></text:p>
          </draw:text-box>
        </draw:frame>
        <draw:g>
          <draw:custom-shape draw:style-name="gr13" draw:text-style-name="P10" draw:layer="layout" svg:width="1.879cm" svg:height="1.643cm" draw:transform="rotate (1.54636171726668) translate (5.91cm 4.978cm)">
            <text:p/>
            <draw:enhanced-geometry svg:viewBox="0 0 21600 21600" draw:glue-points="10800 0 0 10800 10800 21600 18000 10800" draw:text-areas="3600 0 18000 21600" draw:type="flowchart-stored-data" draw:enhanced-path="M 3600 21600 X 0 10800 3600 0 L 21600 0 X 18000 10800 21600 21600 Z N"/>
          </draw:custom-shape>
          <draw:frame draw:style-name="gr14" draw:text-style-name="P11" draw:layer="layout" svg:width="2.286cm" svg:height="1.524cm" svg:x="5.826cm" svg:y="3.625cm">
            <draw:text-box>
              <text:p><text:span text:style-name="T12">NSG</text:span></text:p>
            </draw:text-box>
          </draw:frame>
        </draw:g>
        <draw:frame draw:style-name="gr15" draw:text-style-name="P9" draw:layer="layout" svg:width="7.239cm" svg:height="2.407cm" svg:x="3.54cm" svg:y="8.493cm">
          <draw:text-box>
            <text:p><text:span text:style-name="T9">Backend Set</text:span><text:span text:style-name="T10">:</text:span></text:p>
            <text:p><text:span text:style-name="T10"><text:tab/></text:span><text:span text:style-name="T10">Frontend Server</text:span></text:p>
          </draw:text-box>
        </draw:frame>
        <draw:g>
          <draw:custom-shape draw:style-name="gr16" draw:text-style-name="P7" draw:layer="layout" svg:width="2.894cm" svg:height="1.524cm" svg:x="14.997cm" svg:y="1.449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6" draw:text-style-name="P7" draw:layer="layout" svg:width="0.448cm" svg:height="0.401cm" svg:x="15.04cm" svg:y="1.85cm">
            <text:p/>
            <draw:enhanced-geometry svg:viewBox="0 0 21600 21600" draw:type="rectangle" draw:enhanced-path="M 0 0 L 21600 0 21600 21600 0 21600 0 0 Z N"/>
          </draw:custom-shape>
          <draw:custom-shape draw:style-name="gr17" draw:text-style-name="P12" draw:layer="layout" svg:width="1.567cm" svg:height="0.401cm" svg:x="15.951cm" svg:y="1.85cm">
            <text:p text:style-name="P7"><text:span text:style-name="T13">x.x.x.x</text:span></text:p>
            <draw:enhanced-geometry svg:viewBox="0 0 21600 21600" draw:type="rectangle" draw:enhanced-path="M 0 0 L 21600 0 21600 21600 0 21600 0 0 Z N"/>
          </draw:custom-shape>
          <draw:custom-shape draw:style-name="gr16" draw:text-style-name="P7" draw:layer="layout" svg:width="0.448cm" svg:height="0.401cm" svg:x="15.04cm" svg:y="2.412cm">
            <text:p/>
            <draw:enhanced-geometry svg:viewBox="0 0 21600 21600" draw:type="rectangle" draw:enhanced-path="M 0 0 L 21600 0 21600 21600 0 21600 0 0 Z N"/>
          </draw:custom-shape>
          <draw:custom-shape draw:style-name="gr17" draw:text-style-name="P12" draw:layer="layout" svg:width="1.567cm" svg:height="0.401cm" svg:x="15.951cm" svg:y="2.412cm">
            <text:p text:style-name="P7"><text:span text:style-name="T13">x.x.x.x</text:span></text:p>
            <draw:enhanced-geometry svg:viewBox="0 0 21600 21600" draw:type="rectangle" draw:enhanced-path="M 0 0 L 21600 0 21600 21600 0 21600 0 0 Z N"/>
          </draw:custom-shape>
        </draw:g>
        <draw:frame draw:style-name="gr12" draw:text-style-name="P9" draw:layer="layout" svg:width="11.571cm" svg:height="3.831cm" svg:x="16.861cm" svg:y="2.973cm">
          <draw:text-box>
            <text:p><text:span text:style-name="T9">Route Table:</text:span><text:span text:style-name="T10"><text:line-break/></text:span><text:span text:style-name="T10"><text:tab/></text:span><text:span text:style-name="T10">From </text:span><text:span text:style-name="T11">0.0.0.0/0</text:span><text:span text:style-name="T10"> → <text:s/>Internet Gateway</text:span></text:p>
          </draw:text-box>
        </draw:frame>
        <draw:custom-shape draw:style-name="gr5" draw:text-style-name="P2" draw:layer="layout" svg:width="14.732cm" svg:height="8.128cm" svg:x="2.143cm" svg:y="11.482cm">
          <text:p text:style-name="P8"><text:span text:style-name="T5">Frontend Subnet (Regional - Public)</text:span></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7"/></text:p>
          <text:p text:style-name="P8"><text:span text:style-name="T7"/></text:p>
          <text:p text:style-name="P8"><text:span text:style-name="T7"/></text:p>
          <text:p text:style-name="P8"><text:span text:style-name="T7"/></text:p>
          <text:p text:style-name="P8"><text:span text:style-name="T7"/></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3" draw:layer="layout" svg:width="3.175cm" svg:height="2.54cm" svg:x="3.286cm" svg:y="13.695cm">
          <text:p text:style-name="P7"><text:span text:style-name="T6">Frontend</text:span><text:span text:style-name="T6"><text:line-break/></text:span><text:span text:style-name="T6">Compute</text:span></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9" draw:layer="layout" svg:width="9.298cm" svg:height="1.928cm" svg:x="3.64cm" svg:y="16.208cm">
          <draw:text-box>
            <text:p><text:span text:style-name="T9">Apache</text:span><text:span text:style-name="T10">: Port 80</text:span></text:p>
            <text:p><text:span text:style-name="T9">Application</text:span><text:span text:style-name="T10"> Packages</text:span></text:p>
            <text:p><text:span text:style-name="T9">Application </text:span><text:span text:style-name="T14">Runtime</text:span></text:p>
          </draw:text-box>
        </draw:frame>
        <draw:frame draw:style-name="gr12" draw:text-style-name="P9" draw:layer="layout" svg:width="10.16cm" svg:height="3.831cm" svg:x="7.35cm" svg:y="12.79cm">
          <draw:text-box>
            <text:p><text:span text:style-name="T9">Frontend Security Group:</text:span><text:span text:style-name="T10"><text:line-break/></text:span><text:span text:style-name="T10"> <text:s text:c="2"/>Ingress: from LBR / &lt;App port&gt;</text:span></text:p>
          </draw:text-box>
        </draw:frame>
        <draw:g>
          <draw:custom-shape draw:style-name="gr13" draw:text-style-name="P10" draw:layer="layout" svg:width="1.879cm" svg:height="1.643cm" draw:transform="rotate (1.54636171726668) translate (5.91cm 14.503cm)">
            <text:p/>
            <draw:enhanced-geometry svg:viewBox="0 0 21600 21600" draw:glue-points="10800 0 0 10800 10800 21600 18000 10800" draw:text-areas="3600 0 18000 21600" draw:type="flowchart-stored-data" draw:enhanced-path="M 3600 21600 X 0 10800 3600 0 L 21600 0 X 18000 10800 21600 21600 Z N"/>
          </draw:custom-shape>
          <draw:frame draw:style-name="gr14" draw:text-style-name="P11" draw:layer="layout" svg:width="2.286cm" svg:height="1.524cm" svg:x="5.826cm" svg:y="13.15cm">
            <draw:text-box>
              <text:p><text:span text:style-name="T12">NSG</text:span></text:p>
            </draw:text-box>
          </draw:frame>
        </draw:g>
        <draw:g>
          <draw:custom-shape draw:style-name="gr16" draw:text-style-name="P7" draw:layer="layout" svg:width="2.894cm" svg:height="1.524cm" svg:x="14.997cm" svg:y="10.974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6" draw:text-style-name="P7" draw:layer="layout" svg:width="0.448cm" svg:height="0.401cm" svg:x="15.04cm" svg:y="11.375cm">
            <text:p/>
            <draw:enhanced-geometry svg:viewBox="0 0 21600 21600" draw:type="rectangle" draw:enhanced-path="M 0 0 L 21600 0 21600 21600 0 21600 0 0 Z N"/>
          </draw:custom-shape>
          <draw:custom-shape draw:style-name="gr17" draw:text-style-name="P12" draw:layer="layout" svg:width="1.567cm" svg:height="0.401cm" svg:x="15.951cm" svg:y="11.375cm">
            <text:p text:style-name="P7"><text:span text:style-name="T13">x.x.x.x</text:span></text:p>
            <draw:enhanced-geometry svg:viewBox="0 0 21600 21600" draw:type="rectangle" draw:enhanced-path="M 0 0 L 21600 0 21600 21600 0 21600 0 0 Z N"/>
          </draw:custom-shape>
          <draw:custom-shape draw:style-name="gr16" draw:text-style-name="P7" draw:layer="layout" svg:width="0.448cm" svg:height="0.401cm" svg:x="15.04cm" svg:y="11.937cm">
            <text:p/>
            <draw:enhanced-geometry svg:viewBox="0 0 21600 21600" draw:type="rectangle" draw:enhanced-path="M 0 0 L 21600 0 21600 21600 0 21600 0 0 Z N"/>
          </draw:custom-shape>
          <draw:custom-shape draw:style-name="gr17" draw:text-style-name="P12" draw:layer="layout" svg:width="1.567cm" svg:height="0.401cm" svg:x="15.951cm" svg:y="11.937cm">
            <text:p text:style-name="P7"><text:span text:style-name="T13">x.x.x.x</text:span></text:p>
            <draw:enhanced-geometry svg:viewBox="0 0 21600 21600" draw:type="rectangle" draw:enhanced-path="M 0 0 L 21600 0 21600 21600 0 21600 0 0 Z N"/>
          </draw:custom-shape>
        </draw:g>
        <draw:frame draw:style-name="gr12" draw:text-style-name="P9" draw:layer="layout" svg:width="11.571cm" svg:height="3.831cm" svg:x="16.861cm" svg:y="12.498cm">
          <draw:text-box>
            <text:p><text:span text:style-name="T9">Frontend Route Table:</text:span><text:span text:style-name="T10"><text:line-break/></text:span><text:span text:style-name="T10"><text:tab/></text:span><text:span text:style-name="T10">From </text:span><text:span text:style-name="T11">0.0.0.0/0</text:span><text:span text:style-name="T10"> → <text:s/>Internet Gateway</text:span></text:p>
          </draw:text-box>
        </draw:frame>
        <draw:g>
          <draw:custom-shape draw:style-name="gr13" draw:text-style-name="P10" draw:layer="layout" svg:width="2.245cm" svg:height="1.965cm" draw:transform="rotate (1.54636171726668) translate (15.768cm 17.087cm)">
            <text:p/>
            <draw:enhanced-geometry svg:viewBox="0 0 21600 21600" draw:glue-points="10800 0 0 10800 10800 21600 18000 10800" draw:text-areas="3600 0 18000 21600" draw:type="flowchart-stored-data" draw:enhanced-path="M 3600 21600 X 0 10800 3600 0 L 21600 0 X 18000 10800 21600 21600 Z N"/>
          </draw:custom-shape>
          <draw:frame draw:style-name="gr18" draw:text-style-name="P13" draw:layer="layout" svg:width="2.731cm" svg:height="1.93cm" svg:x="15.668cm" svg:y="15.47cm">
            <draw:text-box>
              <text:p text:style-name="P8"><text:span text:style-name="T15"><text:s text:c="2"/></text:span><text:span text:style-name="T12">Sec.</text:span><text:span text:style-name="T12"><text:line-break/></text:span><text:span text:style-name="T16"> <text:s/></text:span><text:span text:style-name="T12">List</text:span></text:p>
            </draw:text-box>
          </draw:frame>
        </draw:g>
        <draw:frame draw:style-name="gr12" draw:text-style-name="P9" draw:layer="layout" svg:width="11.571cm" svg:height="3.831cm" svg:x="16.861cm" svg:y="17.129cm">
          <draw:text-box>
            <text:p><text:span text:style-name="T9">Frontend Security List:</text:span><text:span text:style-name="T10"><text:line-break/></text:span><text:span text:style-name="T10"> <text:s text:c="3"/>Ingress: from </text:span><text:span text:style-name="T11">0.0.0.0/0</text:span><text:span text:style-name="T10"> → <text:s/>Port 22</text:span></text:p>
            <text:p><text:span text:style-name="T10"><text:s text:c="4"/></text:span><text:span text:style-name="T10">Egress: &lt;</text:span><text:span text:style-name="T11">backend subnet IP</text:span><text:span text:style-name="T10">&gt; → Port 22</text:span></text:p>
          </draw:text-box>
        </draw:frame>
      </draw:page>
      <draw:page draw:name="page4" draw:style-name="dp1" draw:master-page-name="Default">
        <draw:frame draw:style-name="gr6" draw:text-style-name="P5" draw:layer="layout" svg:width="4.191cm" svg:height="2.032cm" svg:x="0.365cm" svg:y="0.111cm">
          <draw:text-box>
            <text:p><text:span text:style-name="T8">OCI</text:span></text:p>
          </draw:text-box>
        </draw:frame>
        <draw:custom-shape draw:style-name="gr5" draw:text-style-name="P2" draw:layer="layout" svg:width="14.732cm" svg:height="8.128cm" svg:x="1.635cm" svg:y="2.143cm">
          <text:p text:style-name="P8"><text:span text:style-name="T5">Backend Subnet (Regional - Private)</text:span></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7"/></text:p>
          <text:p text:style-name="P8"><text:span text:style-name="T7"/></text:p>
          <text:p text:style-name="P8"><text:span text:style-name="T7"/></text:p>
          <text:p text:style-name="P8"><text:span text:style-name="T7"/></text:p>
          <text:p text:style-name="P8"><text:span text:style-name="T7"/></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3" draw:layer="layout" svg:width="3.175cm" svg:height="2.54cm" svg:x="2.778cm" svg:y="4.356cm">
          <text:p text:style-name="P7"><text:span text:style-name="T6">Backend</text:span><text:span text:style-name="T6"><text:line-break/></text:span><text:span text:style-name="T6">Compute</text:span></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9" draw:text-style-name="P14" draw:layer="layout" svg:width="9.298cm" svg:height="1.449cm" svg:x="3.132cm" svg:y="6.869cm">
          <draw:text-box>
            <text:p><text:span text:style-name="T9">Database</text:span><text:span text:style-name="T10"> packages</text:span></text:p>
            <text:p><text:span text:style-name="T9">Database</text:span><text:span text:style-name="T10"> Runtime</text:span></text:p>
          </draw:text-box>
        </draw:frame>
        <draw:frame draw:style-name="gr12" draw:text-style-name="P14" draw:layer="layout" svg:width="10.16cm" svg:height="3.831cm" svg:x="6.942cm" svg:y="3.451cm">
          <draw:text-box>
            <text:p><text:span text:style-name="T9">Backend Security Group:</text:span><text:span text:style-name="T10"><text:line-break/></text:span><text:span text:style-name="T10"> <text:s text:c="2"/>Ingress: from Frontend / &lt;DB port&gt;</text:span></text:p>
          </draw:text-box>
        </draw:frame>
        <draw:g>
          <draw:custom-shape draw:style-name="gr13" draw:text-style-name="P10" draw:layer="layout" svg:width="1.879cm" svg:height="1.643cm" draw:transform="rotate (1.54636171726668) translate (5.402cm 5.164cm)">
            <text:p/>
            <draw:enhanced-geometry svg:viewBox="0 0 21600 21600" draw:glue-points="10800 0 0 10800 10800 21600 18000 10800" draw:text-areas="3600 0 18000 21600" draw:type="flowchart-stored-data" draw:enhanced-path="M 3600 21600 X 0 10800 3600 0 L 21600 0 X 18000 10800 21600 21600 Z N"/>
          </draw:custom-shape>
          <draw:frame draw:style-name="gr14" draw:text-style-name="P11" draw:layer="layout" svg:width="2.286cm" svg:height="1.524cm" svg:x="5.318cm" svg:y="3.811cm">
            <draw:text-box>
              <text:p><text:span text:style-name="T12">NSG</text:span></text:p>
            </draw:text-box>
          </draw:frame>
        </draw:g>
        <draw:g>
          <draw:custom-shape draw:style-name="gr16" draw:text-style-name="P7" draw:layer="layout" svg:width="2.894cm" svg:height="1.524cm" svg:x="14.489cm" svg:y="1.63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6" draw:text-style-name="P7" draw:layer="layout" svg:width="0.448cm" svg:height="0.401cm" svg:x="14.532cm" svg:y="2.036cm">
            <text:p/>
            <draw:enhanced-geometry svg:viewBox="0 0 21600 21600" draw:type="rectangle" draw:enhanced-path="M 0 0 L 21600 0 21600 21600 0 21600 0 0 Z N"/>
          </draw:custom-shape>
          <draw:custom-shape draw:style-name="gr17" draw:text-style-name="P12" draw:layer="layout" svg:width="1.567cm" svg:height="0.401cm" svg:x="15.443cm" svg:y="2.036cm">
            <text:p text:style-name="P7"><text:span text:style-name="T13">x.x.x.x</text:span></text:p>
            <draw:enhanced-geometry svg:viewBox="0 0 21600 21600" draw:type="rectangle" draw:enhanced-path="M 0 0 L 21600 0 21600 21600 0 21600 0 0 Z N"/>
          </draw:custom-shape>
          <draw:custom-shape draw:style-name="gr16" draw:text-style-name="P7" draw:layer="layout" svg:width="0.448cm" svg:height="0.401cm" svg:x="14.532cm" svg:y="2.598cm">
            <text:p/>
            <draw:enhanced-geometry svg:viewBox="0 0 21600 21600" draw:type="rectangle" draw:enhanced-path="M 0 0 L 21600 0 21600 21600 0 21600 0 0 Z N"/>
          </draw:custom-shape>
          <draw:custom-shape draw:style-name="gr17" draw:text-style-name="P12" draw:layer="layout" svg:width="1.567cm" svg:height="0.401cm" svg:x="15.443cm" svg:y="2.598cm">
            <text:p text:style-name="P7"><text:span text:style-name="T13">x.x.x.x</text:span></text:p>
            <draw:enhanced-geometry svg:viewBox="0 0 21600 21600" draw:type="rectangle" draw:enhanced-path="M 0 0 L 21600 0 21600 21600 0 21600 0 0 Z N"/>
          </draw:custom-shape>
        </draw:g>
        <draw:frame draw:style-name="gr12" draw:text-style-name="P14" draw:layer="layout" svg:width="11.571cm" svg:height="3.831cm" svg:x="16.353cm" svg:y="3.159cm">
          <draw:text-box>
            <text:p><text:span text:style-name="T9">Backend Route Table:</text:span><text:span text:style-name="T10"><text:line-break/></text:span><text:span text:style-name="T10"><text:tab/></text:span><text:span text:style-name="T10">From </text:span><text:span text:style-name="T11">0.0.0.0/0</text:span><text:span text:style-name="T10"> → <text:s/>NAT Gateway</text:span></text:p>
          </draw:text-box>
        </draw:frame>
        <draw:g>
          <draw:custom-shape draw:style-name="gr13" draw:text-style-name="P10" draw:layer="layout" svg:width="2.245cm" svg:height="1.965cm" draw:transform="rotate (1.54636171726668) translate (15.26cm 7.748cm)">
            <text:p/>
            <draw:enhanced-geometry svg:viewBox="0 0 21600 21600" draw:glue-points="10800 0 0 10800 10800 21600 18000 10800" draw:text-areas="3600 0 18000 21600" draw:type="flowchart-stored-data" draw:enhanced-path="M 3600 21600 X 0 10800 3600 0 L 21600 0 X 18000 10800 21600 21600 Z N"/>
          </draw:custom-shape>
          <draw:frame draw:style-name="gr18" draw:text-style-name="P13" draw:layer="layout" svg:width="2.731cm" svg:height="1.93cm" svg:x="15.16cm" svg:y="6.131cm">
            <draw:text-box>
              <text:p text:style-name="P8"><text:span text:style-name="T15"><text:s text:c="2"/></text:span><text:span text:style-name="T12">Sec.</text:span><text:span text:style-name="T12"><text:line-break/></text:span><text:span text:style-name="T16"> <text:s/></text:span><text:span text:style-name="T12">List</text:span></text:p>
            </draw:text-box>
          </draw:frame>
        </draw:g>
        <draw:frame draw:style-name="gr12" draw:text-style-name="P14" draw:layer="layout" svg:width="12.714cm" svg:height="3.831cm" svg:x="16.353cm" svg:y="7.79cm">
          <draw:text-box>
            <text:p><text:span text:style-name="T9">Backend Security List:</text:span><text:span text:style-name="T10"><text:line-break/></text:span><text:span text:style-name="T10"> <text:s text:c="3"/>Ingress: from </text:span><text:span text:style-name="T11">&lt;frontend subnet IP&gt;</text:span><text:span text:style-name="T10"> → <text:s/>Port 22</text:span></text:p>
            <text:p><text:span text:style-name="T10"><text:s text:c="4"/></text:span><text:span text:style-name="T10">Egress: 0.0.0.0/0 → All</text:span></text:p>
          </draw:text-box>
        </draw:frame>
      </draw:page>
      <draw:page draw:name="page5" draw:style-name="dp1" draw:master-page-name="Default">
        <draw:custom-shape draw:style-name="gr2" draw:text-style-name="P2" draw:layer="layout" svg:width="18.796cm" svg:height="10.033cm" svg:x="7.858cm" svg:y="3.286cm">
          <text:p text:style-name="P8"><text:span text:style-name="T17">Oracle Cloud (OCI)</text:span></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12.319cm" svg:height="8.128cm" svg:x="8.747cm" svg:y="4.81cm">
          <text:p text:style-name="P8"><text:span text:style-name="T7">VCN</text:span></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3" draw:layer="layout" svg:width="4.953cm" svg:height="3.175cm" svg:x="2.397cm" svg:y="7.477cm">
          <text:p text:style-name="P7"><text:span text:style-name="T18">Internet</text:span></text:p>
          <draw:enhanced-geometry svg:viewBox="0 0 21600 21600" draw:text-areas="3000 3320 17110 17330" draw:type="cloud-callout" draw:modifiers="6304.7234557933 21232.745591939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4" draw:layer="layout" svg:width="4.953cm" svg:height="4.953cm" svg:x="9.636cm" svg:y="6.08cm">
          <text:p text:style-name="P7"><text:span text:style-name="T5">LBR Subnet</text:span></text:p>
          <text:p text:style-name="P7"><text:span text:style-name="T7"/></text:p>
          <text:p text:style-name="P7"><text:span text:style-name="T7"/></text:p>
          <text:p text:style-name="P7"><text:span text:style-name="T7"/></text:p>
          <text:p text:style-name="P7"><text:span text:style-name="T7"/></text:p>
          <text:p text:style-name="P7"><text:span text:style-name="T7"/></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3" draw:layer="layout" svg:width="4.953cm" svg:height="4.953cm" svg:x="15.505cm" svg:y="6.08cm">
          <text:p text:style-name="P7"><text:span text:style-name="T19">Frontend/Backend</text:span><text:span text:style-name="T19"><text:line-break/></text:span><text:span text:style-name="T19"> Subnet</text:span></text:p>
          <text:p text:style-name="P7"><text:span text:style-name="T18"/></text:p>
          <text:p text:style-name="P7"><text:span text:style-name="T18"/></text:p>
          <text:p text:style-name="P7"><text:span text:style-name="T18"/></text:p>
          <text:p text:style-name="P7"><text:span text:style-name="T18"/></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5" draw:layer="layout" svg:width="4.191cm" svg:height="2.032cm" svg:x="1.254cm" svg:y="1cm">
          <draw:text-box>
            <text:p><text:span text:style-name="T8">OCI</text:span></text:p>
          </draw:text-box>
        </draw:frame>
        <draw:custom-shape draw:style-name="gr7" draw:text-style-name="P3" draw:layer="layout" svg:width="3.175cm" svg:height="2.54cm" svg:x="10.552cm" svg:y="7.731cm">
          <text:p text:style-name="P7"><text:span text:style-name="T18">Load</text:span><text:span text:style-name="T18"><text:line-break/></text:span><text:span text:style-name="T18">Balancer</text:span></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3" draw:layer="layout" svg:width="3.175cm" svg:height="2.54cm" svg:x="16.267cm" svg:y="7.731cm">
          <text:p text:style-name="P7"><text:span text:style-name="T18">Compute</text:span></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7" draw:layer="layout" svg:x1="7.477cm" svg:y1="8.874cm" svg:x2="10.525cm" svg:y2="8.874cm">
          <text:p/>
        </draw:line>
        <draw:line draw:style-name="gr9" draw:text-style-name="P7" draw:layer="layout" svg:x1="13.727cm" svg:y1="8.874cm" svg:x2="16.267cm" svg:y2="8.874cm">
          <text:p/>
        </draw:line>
        <draw:custom-shape draw:style-name="gr20" draw:text-style-name="P15" draw:layer="layout" svg:width="4.191cm" svg:height="4.064cm" svg:x="22.036cm" svg:y="6.715cm">
          <text:p text:style-name="P7"><text:span text:style-name="T3">Autonomous</text:span><text:span text:style-name="T3"><text:line-break/></text:span><text:span text:style-name="T3">Databas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9" draw:text-style-name="P7" draw:layer="layout" svg:x1="19.469cm" svg:y1="8.874cm" svg:x2="22.009cm" svg:y2="8.874cm">
          <text:p/>
        </draw:line>
      </draw:page>
      <draw:page draw:name="page6" draw:style-name="dp1" draw:master-page-name="Default">
        <draw:custom-shape draw:style-name="gr5" draw:text-style-name="P2" draw:layer="layout" svg:width="14.732cm" svg:height="8.128cm" svg:x="2.143cm" svg:y="1.957cm">
          <text:p text:style-name="P8"><text:span text:style-name="T5">LBR Subnet (Regional - Public)</text:span></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7"/></text:p>
          <text:p text:style-name="P8"><text:span text:style-name="T7"/></text:p>
          <text:p text:style-name="P8"><text:span text:style-name="T7"/></text:p>
          <text:p text:style-name="P8"><text:span text:style-name="T7"/></text:p>
          <text:p text:style-name="P8"><text:span text:style-name="T7"/></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5" draw:layer="layout" svg:width="4.191cm" svg:height="2.032cm" svg:x="0.365cm" svg:y="0.111cm">
          <draw:text-box>
            <text:p><text:span text:style-name="T8">OCI</text:span></text:p>
          </draw:text-box>
        </draw:frame>
        <draw:custom-shape draw:style-name="gr7" draw:text-style-name="P3" draw:layer="layout" svg:width="3.175cm" svg:height="2.54cm" svg:x="3.286cm" svg:y="4.17cm">
          <text:p text:style-name="P7"><text:span text:style-name="T6">Load</text:span><text:span text:style-name="T6"><text:line-break/></text:span><text:span text:style-name="T6">Balancer</text:span></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14" draw:layer="layout" svg:width="6.35cm" svg:height="1.928cm" svg:x="3.64cm" svg:y="6.683cm">
          <draw:text-box>
            <text:p><text:span text:style-name="T9">Listener</text:span><text:span text:style-name="T10">:</text:span><text:span text:style-name="T10"><text:line-break/></text:span><text:span text:style-name="T10"><text:tab/></text:span><text:span text:style-name="T10">SSL Port 443</text:span></text:p>
            <text:p><text:span text:style-name="T10"><text:s text:c="8"/></text:span><text:span text:style-name="T10">Non-SSL Port 80</text:span></text:p>
          </draw:text-box>
        </draw:frame>
        <draw:frame draw:style-name="gr12" draw:text-style-name="P14" draw:layer="layout" svg:width="10.16cm" svg:height="3.831cm" svg:x="7.35cm" svg:y="3.286cm">
          <draw:text-box>
            <text:p><text:span text:style-name="T9">LBR Security Group:</text:span><text:span text:style-name="T10"><text:line-break/></text:span><text:span text:style-name="T10"> <text:s text:c="2"/>Ingress: from Internet / &lt;LBR port&gt;</text:span></text:p>
            <text:p><text:span text:style-name="T10"><text:s text:c="3"/></text:span><text:span text:style-name="T10">Egress: to Frontend / &lt;</text:span><text:span text:style-name="T11">App port</text:span><text:span text:style-name="T10">&gt;</text:span></text:p>
          </draw:text-box>
        </draw:frame>
        <draw:g>
          <draw:custom-shape draw:style-name="gr13" draw:text-style-name="P10" draw:layer="layout" svg:width="1.879cm" svg:height="1.643cm" draw:transform="rotate (1.54636171726668) translate (5.91cm 4.978cm)">
            <text:p/>
            <draw:enhanced-geometry svg:viewBox="0 0 21600 21600" draw:glue-points="10800 0 0 10800 10800 21600 18000 10800" draw:text-areas="3600 0 18000 21600" draw:type="flowchart-stored-data" draw:enhanced-path="M 3600 21600 X 0 10800 3600 0 L 21600 0 X 18000 10800 21600 21600 Z N"/>
          </draw:custom-shape>
          <draw:frame draw:style-name="gr14" draw:text-style-name="P11" draw:layer="layout" svg:width="2.286cm" svg:height="1.524cm" svg:x="5.826cm" svg:y="3.625cm">
            <draw:text-box>
              <text:p><text:span text:style-name="T12">NSG</text:span></text:p>
            </draw:text-box>
          </draw:frame>
        </draw:g>
        <draw:frame draw:style-name="gr15" draw:text-style-name="P14" draw:layer="layout" svg:width="7.239cm" svg:height="2.407cm" svg:x="3.54cm" svg:y="8.493cm">
          <draw:text-box>
            <text:p><text:span text:style-name="T9">Backend Set</text:span><text:span text:style-name="T10">:</text:span></text:p>
            <text:p><text:span text:style-name="T10"><text:tab/></text:span><text:span text:style-name="T10">Frontend Server</text:span></text:p>
          </draw:text-box>
        </draw:frame>
        <draw:g>
          <draw:custom-shape draw:style-name="gr16" draw:text-style-name="P7" draw:layer="layout" svg:width="2.894cm" svg:height="1.524cm" svg:x="14.997cm" svg:y="1.449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6" draw:text-style-name="P7" draw:layer="layout" svg:width="0.448cm" svg:height="0.401cm" svg:x="15.04cm" svg:y="1.85cm">
            <text:p/>
            <draw:enhanced-geometry svg:viewBox="0 0 21600 21600" draw:type="rectangle" draw:enhanced-path="M 0 0 L 21600 0 21600 21600 0 21600 0 0 Z N"/>
          </draw:custom-shape>
          <draw:custom-shape draw:style-name="gr17" draw:text-style-name="P12" draw:layer="layout" svg:width="1.567cm" svg:height="0.401cm" svg:x="15.951cm" svg:y="1.85cm">
            <text:p text:style-name="P7"><text:span text:style-name="T13">x.x.x.x</text:span></text:p>
            <draw:enhanced-geometry svg:viewBox="0 0 21600 21600" draw:type="rectangle" draw:enhanced-path="M 0 0 L 21600 0 21600 21600 0 21600 0 0 Z N"/>
          </draw:custom-shape>
          <draw:custom-shape draw:style-name="gr16" draw:text-style-name="P7" draw:layer="layout" svg:width="0.448cm" svg:height="0.401cm" svg:x="15.04cm" svg:y="2.412cm">
            <text:p/>
            <draw:enhanced-geometry svg:viewBox="0 0 21600 21600" draw:type="rectangle" draw:enhanced-path="M 0 0 L 21600 0 21600 21600 0 21600 0 0 Z N"/>
          </draw:custom-shape>
          <draw:custom-shape draw:style-name="gr17" draw:text-style-name="P12" draw:layer="layout" svg:width="1.567cm" svg:height="0.401cm" svg:x="15.951cm" svg:y="2.412cm">
            <text:p text:style-name="P7"><text:span text:style-name="T13">x.x.x.x</text:span></text:p>
            <draw:enhanced-geometry svg:viewBox="0 0 21600 21600" draw:type="rectangle" draw:enhanced-path="M 0 0 L 21600 0 21600 21600 0 21600 0 0 Z N"/>
          </draw:custom-shape>
        </draw:g>
        <draw:frame draw:style-name="gr12" draw:text-style-name="P14" draw:layer="layout" svg:width="11.571cm" svg:height="3.831cm" svg:x="16.861cm" svg:y="2.973cm">
          <draw:text-box>
            <text:p><text:span text:style-name="T9">Route Table:</text:span><text:span text:style-name="T10"><text:line-break/></text:span><text:span text:style-name="T10"><text:tab/></text:span><text:span text:style-name="T10">From </text:span><text:span text:style-name="T11">0.0.0.0/0</text:span><text:span text:style-name="T10"> → <text:s/>Internet Gateway</text:span></text:p>
          </draw:text-box>
        </draw:frame>
        <draw:custom-shape draw:style-name="gr5" draw:text-style-name="P2" draw:layer="layout" svg:width="14.732cm" svg:height="8.128cm" svg:x="2.143cm" svg:y="11.482cm">
          <text:p text:style-name="P8"><text:span text:style-name="T5">Frontend Subnet (Regional - Public)</text:span></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7"/></text:p>
          <text:p text:style-name="P8"><text:span text:style-name="T7"/></text:p>
          <text:p text:style-name="P8"><text:span text:style-name="T7"/></text:p>
          <text:p text:style-name="P8"><text:span text:style-name="T7"/></text:p>
          <text:p text:style-name="P8"><text:span text:style-name="T7"/></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9" draw:text-style-name="P14" draw:layer="layout" svg:width="9.298cm" svg:height="1.449cm" svg:x="4.937cm" svg:y="17.048cm">
          <draw:text-box>
            <text:p><text:span text:style-name="T9">Application</text:span><text:span text:style-name="T10"> Packages</text:span></text:p>
            <text:p><text:span text:style-name="T9">Application </text:span><text:span text:style-name="T14">Runtime</text:span></text:p>
          </draw:text-box>
        </draw:frame>
        <draw:frame draw:style-name="gr12" draw:text-style-name="P14" draw:layer="layout" svg:width="10.16cm" svg:height="3.831cm" svg:x="7.35cm" svg:y="12.79cm">
          <draw:text-box>
            <text:p><text:span text:style-name="T9">Frontend Security Group:</text:span><text:span text:style-name="T10"><text:line-break/></text:span><text:span text:style-name="T10"> <text:s text:c="2"/>Ingress: from LBR / &lt;App port&gt;</text:span></text:p>
          </draw:text-box>
        </draw:frame>
        <draw:g>
          <draw:custom-shape draw:style-name="gr16" draw:text-style-name="P7" draw:layer="layout" svg:width="2.894cm" svg:height="1.524cm" svg:x="14.997cm" svg:y="10.974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6" draw:text-style-name="P7" draw:layer="layout" svg:width="0.448cm" svg:height="0.401cm" svg:x="15.04cm" svg:y="11.375cm">
            <text:p/>
            <draw:enhanced-geometry svg:viewBox="0 0 21600 21600" draw:type="rectangle" draw:enhanced-path="M 0 0 L 21600 0 21600 21600 0 21600 0 0 Z N"/>
          </draw:custom-shape>
          <draw:custom-shape draw:style-name="gr17" draw:text-style-name="P12" draw:layer="layout" svg:width="1.567cm" svg:height="0.401cm" svg:x="15.951cm" svg:y="11.375cm">
            <text:p text:style-name="P7"><text:span text:style-name="T13">x.x.x.x</text:span></text:p>
            <draw:enhanced-geometry svg:viewBox="0 0 21600 21600" draw:type="rectangle" draw:enhanced-path="M 0 0 L 21600 0 21600 21600 0 21600 0 0 Z N"/>
          </draw:custom-shape>
          <draw:custom-shape draw:style-name="gr16" draw:text-style-name="P7" draw:layer="layout" svg:width="0.448cm" svg:height="0.401cm" svg:x="15.04cm" svg:y="11.937cm">
            <text:p/>
            <draw:enhanced-geometry svg:viewBox="0 0 21600 21600" draw:type="rectangle" draw:enhanced-path="M 0 0 L 21600 0 21600 21600 0 21600 0 0 Z N"/>
          </draw:custom-shape>
          <draw:custom-shape draw:style-name="gr17" draw:text-style-name="P12" draw:layer="layout" svg:width="1.567cm" svg:height="0.401cm" svg:x="15.951cm" svg:y="11.937cm">
            <text:p text:style-name="P7"><text:span text:style-name="T13">x.x.x.x</text:span></text:p>
            <draw:enhanced-geometry svg:viewBox="0 0 21600 21600" draw:type="rectangle" draw:enhanced-path="M 0 0 L 21600 0 21600 21600 0 21600 0 0 Z N"/>
          </draw:custom-shape>
        </draw:g>
        <draw:frame draw:style-name="gr12" draw:text-style-name="P14" draw:layer="layout" svg:width="11.571cm" svg:height="3.831cm" svg:x="16.861cm" svg:y="12.498cm">
          <draw:text-box>
            <text:p><text:span text:style-name="T9">Frontend Route Table:</text:span><text:span text:style-name="T10"><text:line-break/></text:span><text:span text:style-name="T10"><text:tab/></text:span><text:span text:style-name="T10">From </text:span><text:span text:style-name="T11">0.0.0.0/0</text:span><text:span text:style-name="T10"> → <text:s/>Internet Gateway</text:span></text:p>
          </draw:text-box>
        </draw:frame>
        <draw:g>
          <draw:custom-shape draw:style-name="gr13" draw:text-style-name="P10" draw:layer="layout" svg:width="2.245cm" svg:height="1.965cm" draw:transform="rotate (1.54636171726668) translate (15.768cm 17.687cm)">
            <text:p/>
            <draw:enhanced-geometry svg:viewBox="0 0 21600 21600" draw:glue-points="10800 0 0 10800 10800 21600 18000 10800" draw:text-areas="3600 0 18000 21600" draw:type="flowchart-stored-data" draw:enhanced-path="M 3600 21600 X 0 10800 3600 0 L 21600 0 X 18000 10800 21600 21600 Z N"/>
          </draw:custom-shape>
          <draw:frame draw:style-name="gr18" draw:text-style-name="P13" draw:layer="layout" svg:width="2.731cm" svg:height="1.93cm" svg:x="15.668cm" svg:y="16.07cm">
            <draw:text-box>
              <text:p text:style-name="P8"><text:span text:style-name="T15"><text:s text:c="2"/></text:span><text:span text:style-name="T12">Sec.</text:span><text:span text:style-name="T12"><text:line-break/></text:span><text:span text:style-name="T16"> <text:s/></text:span><text:span text:style-name="T12">List</text:span></text:p>
            </draw:text-box>
          </draw:frame>
        </draw:g>
        <draw:frame draw:style-name="gr12" draw:text-style-name="P14" draw:layer="layout" svg:width="11.571cm" svg:height="3.831cm" svg:x="16.861cm" svg:y="17.729cm">
          <draw:text-box>
            <text:p><text:span text:style-name="T9">Frontend Security List:</text:span><text:span text:style-name="T10"><text:line-break/></text:span><text:span text:style-name="T10"> <text:s text:c="3"/>Ingress: from </text:span><text:span text:style-name="T11">0.0.0.0/0</text:span><text:span text:style-name="T10"> → <text:s/>Port 22</text:span></text:p>
          </draw:text-box>
        </draw:frame>
        <draw:custom-shape draw:style-name="gr7" draw:text-style-name="P3" draw:layer="layout" svg:width="3.175cm" svg:height="2.54cm" svg:x="2.932cm" svg:y="14.508cm">
          <text:p text:style-name="P7"><text:span text:style-name="T6">Frontend</text:span><text:span text:style-name="T6"><text:line-break/></text:span><text:span text:style-name="T6">Compute</text:span><text:span text:style-name="T6"><text:line-break/></text:span><text:span text:style-name="T6">1</text:span></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3" draw:layer="layout" svg:width="3.175cm" svg:height="2.54cm" svg:x="6.996cm" svg:y="14.508cm">
          <text:p text:style-name="P7"><text:span text:style-name="T6">Frontend</text:span><text:span text:style-name="T6"><text:line-break/></text:span><text:span text:style-name="T6">Compute</text:span><text:span text:style-name="T6"><text:line-break/></text:span><text:span text:style-name="T6">2</text:span></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3" draw:text-style-name="P10" draw:layer="layout" svg:width="1.879cm" svg:height="1.643cm" draw:transform="rotate (1.54636171726668) translate (5.81cm 14.803cm)">
            <text:p/>
            <draw:enhanced-geometry svg:viewBox="0 0 21600 21600" draw:glue-points="10800 0 0 10800 10800 21600 18000 10800" draw:text-areas="3600 0 18000 21600" draw:type="flowchart-stored-data" draw:enhanced-path="M 3600 21600 X 0 10800 3600 0 L 21600 0 X 18000 10800 21600 21600 Z N"/>
          </draw:custom-shape>
          <draw:frame draw:style-name="gr14" draw:text-style-name="P11" draw:layer="layout" svg:width="2.286cm" svg:height="1.524cm" svg:x="5.726cm" svg:y="13.45cm">
            <draw:text-box>
              <text:p><text:span text:style-name="T12">NSG</text:span></text:p>
            </draw:text-box>
          </draw:frame>
        </draw:g>
      </draw:page>
      <draw:page draw:name="page7" draw:style-name="dp1" draw:master-page-name="Default">
        <draw:frame draw:style-name="gr6" draw:text-style-name="P5" draw:layer="layout" svg:width="4.191cm" svg:height="2.032cm" svg:x="0.365cm" svg:y="0.111cm">
          <draw:text-box>
            <text:p><text:span text:style-name="T8">OCI</text:span></text:p>
          </draw:text-box>
        </draw:frame>
        <draw:custom-shape draw:style-name="gr5" draw:text-style-name="P2" draw:layer="layout" svg:width="14.732cm" svg:height="8.128cm" svg:x="1.635cm" svg:y="2.143cm">
          <text:p text:style-name="P8"><text:span text:style-name="T5">Backend Subnet (Regional - Private)</text:span></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7"/></text:p>
          <text:p text:style-name="P8"><text:span text:style-name="T7"/></text:p>
          <text:p text:style-name="P8"><text:span text:style-name="T7"/></text:p>
          <text:p text:style-name="P8"><text:span text:style-name="T7"/></text:p>
          <text:p text:style-name="P8"><text:span text:style-name="T7"/></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3" draw:layer="layout" svg:width="3.175cm" svg:height="2.54cm" svg:x="2.778cm" svg:y="4.356cm">
          <text:p text:style-name="P7"><text:span text:style-name="T6">Backend</text:span><text:span text:style-name="T6"><text:line-break/></text:span><text:span text:style-name="T6">Compute</text:span></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9" draw:text-style-name="P14" draw:layer="layout" svg:width="9.298cm" svg:height="1.449cm" svg:x="3.132cm" svg:y="6.869cm">
          <draw:text-box>
            <text:p><text:span text:style-name="T9">REST API Application</text:span><text:span text:style-name="T10"> packages</text:span></text:p>
            <text:p><text:span text:style-name="T9">REST API Application </text:span><text:span text:style-name="T10">Runtime</text:span></text:p>
          </draw:text-box>
        </draw:frame>
        <draw:frame draw:style-name="gr12" draw:text-style-name="P14" draw:layer="layout" svg:width="10.16cm" svg:height="3.831cm" svg:x="6.942cm" svg:y="3.451cm">
          <draw:text-box>
            <text:p><text:span text:style-name="T9">Backend Security Group:</text:span><text:span text:style-name="T10"><text:line-break/></text:span><text:span text:style-name="T10"> <text:s text:c="2"/>Ingress: from Frontend / &lt;API port&gt;</text:span></text:p>
          </draw:text-box>
        </draw:frame>
        <draw:g>
          <draw:custom-shape draw:style-name="gr13" draw:text-style-name="P10" draw:layer="layout" svg:width="1.879cm" svg:height="1.643cm" draw:transform="rotate (1.54636171726668) translate (5.402cm 5.164cm)">
            <text:p/>
            <draw:enhanced-geometry svg:viewBox="0 0 21600 21600" draw:glue-points="10800 0 0 10800 10800 21600 18000 10800" draw:text-areas="3600 0 18000 21600" draw:type="flowchart-stored-data" draw:enhanced-path="M 3600 21600 X 0 10800 3600 0 L 21600 0 X 18000 10800 21600 21600 Z N"/>
          </draw:custom-shape>
          <draw:frame draw:style-name="gr14" draw:text-style-name="P11" draw:layer="layout" svg:width="2.286cm" svg:height="1.524cm" svg:x="5.318cm" svg:y="3.811cm">
            <draw:text-box>
              <text:p><text:span text:style-name="T12">NSG</text:span></text:p>
            </draw:text-box>
          </draw:frame>
        </draw:g>
        <draw:g>
          <draw:custom-shape draw:style-name="gr16" draw:text-style-name="P7" draw:layer="layout" svg:width="2.894cm" svg:height="1.524cm" svg:x="14.489cm" svg:y="1.63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6" draw:text-style-name="P7" draw:layer="layout" svg:width="0.448cm" svg:height="0.401cm" svg:x="14.532cm" svg:y="2.036cm">
            <text:p/>
            <draw:enhanced-geometry svg:viewBox="0 0 21600 21600" draw:type="rectangle" draw:enhanced-path="M 0 0 L 21600 0 21600 21600 0 21600 0 0 Z N"/>
          </draw:custom-shape>
          <draw:custom-shape draw:style-name="gr17" draw:text-style-name="P12" draw:layer="layout" svg:width="1.567cm" svg:height="0.401cm" svg:x="15.443cm" svg:y="2.036cm">
            <text:p text:style-name="P7"><text:span text:style-name="T13">x.x.x.x</text:span></text:p>
            <draw:enhanced-geometry svg:viewBox="0 0 21600 21600" draw:type="rectangle" draw:enhanced-path="M 0 0 L 21600 0 21600 21600 0 21600 0 0 Z N"/>
          </draw:custom-shape>
          <draw:custom-shape draw:style-name="gr16" draw:text-style-name="P7" draw:layer="layout" svg:width="0.448cm" svg:height="0.401cm" svg:x="14.532cm" svg:y="2.598cm">
            <text:p/>
            <draw:enhanced-geometry svg:viewBox="0 0 21600 21600" draw:type="rectangle" draw:enhanced-path="M 0 0 L 21600 0 21600 21600 0 21600 0 0 Z N"/>
          </draw:custom-shape>
          <draw:custom-shape draw:style-name="gr17" draw:text-style-name="P12" draw:layer="layout" svg:width="1.567cm" svg:height="0.401cm" svg:x="15.443cm" svg:y="2.598cm">
            <text:p text:style-name="P7"><text:span text:style-name="T13">x.x.x.x</text:span></text:p>
            <draw:enhanced-geometry svg:viewBox="0 0 21600 21600" draw:type="rectangle" draw:enhanced-path="M 0 0 L 21600 0 21600 21600 0 21600 0 0 Z N"/>
          </draw:custom-shape>
        </draw:g>
        <draw:frame draw:style-name="gr12" draw:text-style-name="P14" draw:layer="layout" svg:width="11.571cm" svg:height="3.831cm" svg:x="16.353cm" svg:y="3.159cm">
          <draw:text-box>
            <text:p><text:span text:style-name="T9">Backend Route Table:</text:span><text:span text:style-name="T10"><text:line-break/></text:span><text:span text:style-name="T10"><text:tab/></text:span><text:span text:style-name="T10">From </text:span><text:span text:style-name="T11">0.0.0.0/0</text:span><text:span text:style-name="T10"> → <text:s/>NAT Gateway</text:span></text:p>
          </draw:text-box>
        </draw:frame>
        <draw:g>
          <draw:custom-shape draw:style-name="gr13" draw:text-style-name="P10" draw:layer="layout" svg:width="2.245cm" svg:height="1.965cm" draw:transform="rotate (1.54636171726668) translate (15.26cm 7.748cm)">
            <text:p/>
            <draw:enhanced-geometry svg:viewBox="0 0 21600 21600" draw:glue-points="10800 0 0 10800 10800 21600 18000 10800" draw:text-areas="3600 0 18000 21600" draw:type="flowchart-stored-data" draw:enhanced-path="M 3600 21600 X 0 10800 3600 0 L 21600 0 X 18000 10800 21600 21600 Z N"/>
          </draw:custom-shape>
          <draw:frame draw:style-name="gr18" draw:text-style-name="P13" draw:layer="layout" svg:width="2.731cm" svg:height="1.93cm" svg:x="15.16cm" svg:y="6.131cm">
            <draw:text-box>
              <text:p text:style-name="P8"><text:span text:style-name="T15"><text:s text:c="2"/></text:span><text:span text:style-name="T12">Sec.</text:span><text:span text:style-name="T12"><text:line-break/></text:span><text:span text:style-name="T16"> <text:s/></text:span><text:span text:style-name="T12">List</text:span></text:p>
            </draw:text-box>
          </draw:frame>
        </draw:g>
        <draw:frame draw:style-name="gr12" draw:text-style-name="P14" draw:layer="layout" svg:width="12.714cm" svg:height="3.831cm" svg:x="16.353cm" svg:y="7.79cm">
          <draw:text-box>
            <text:p><text:span text:style-name="T9">Backend Security List:</text:span><text:span text:style-name="T10"><text:line-break/></text:span><text:span text:style-name="T10"> <text:s text:c="3"/>Ingress: from </text:span><text:span text:style-name="T11">&lt;frontend subnet IP&gt;</text:span><text:span text:style-name="T10"> → <text:s/>Port 22</text:span></text:p>
            <text:p><text:span text:style-name="T10"><text:s text:c="4"/></text:span><text:span text:style-name="T10">Egress: 0.0.0.0/0 → All</text:span></text:p>
          </draw:text-box>
        </draw:frame>
      </draw:page>
      <draw:page draw:name="page8" draw:style-name="dp1" draw:master-page-name="Default">
        <draw:custom-shape draw:style-name="gr2" draw:text-style-name="P2" draw:layer="layout" svg:width="10.414cm" svg:height="7.874cm" svg:x="7.858cm" svg:y="4.429cm">
          <text:p text:style-name="P2"><text:span text:style-name="T2">AWS</text:span></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9.017cm" svg:height="6.477cm" svg:x="8.747cm" svg:y="5.572cm">
          <text:p text:style-name="P2"><text:span text:style-name="T3">VPC</text:span></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3" draw:layer="layout" svg:width="4.953cm" svg:height="3.175cm" svg:x="2.397cm" svg:y="7.477cm">
          <text:p text:style-name="P3"><text:span text:style-name="T4">Internet</text:span></text:p>
          <draw:enhanced-geometry svg:viewBox="0 0 21600 21600" draw:text-areas="3000 3320 17110 17330" draw:type="cloud-callout" draw:modifiers="6304.7234557933 21232.745591939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3" draw:layer="layout" svg:width="4.953cm" svg:height="4.953cm" svg:x="11.822cm" svg:y="6.053cm">
          <text:p text:style-name="P3"><text:span text:style-name="T6">Frontend Subnet</text:span></text:p>
          <text:p text:style-name="P3"><text:span text:style-name="T4"/></text:p>
          <text:p text:style-name="P3"><text:span text:style-name="T4"/></text:p>
          <text:p text:style-name="P3"><text:span text:style-name="T4"/></text:p>
          <text:p text:style-name="P3"><text:span text:style-name="T4"/></text:p>
          <text:p text:style-name="P3"><text:span text:style-name="T4"/></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5" draw:layer="layout" svg:width="4.191cm" svg:height="2.032cm" svg:x="1.254cm" svg:y="1cm">
          <draw:text-box>
            <text:p text:style-name="P5">OCI</text:p>
          </draw:text-box>
        </draw:frame>
        <draw:custom-shape draw:style-name="gr7" draw:text-style-name="P3" draw:layer="layout" svg:width="3.175cm" svg:height="2.54cm" svg:x="12.584cm" svg:y="7.704cm">
          <text:p text:style-name="P3"><text:span text:style-name="T4">Frontend</text:span></text:p>
          <text:p text:style-name="P3"><text:span text:style-name="T4">EC2</text:span></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6" draw:layer="layout" svg:width="4.699cm" svg:height="0.933cm" svg:x="8.955cm" svg:y="10.989cm">
          <draw:text-box>
            <text:p text:style-name="P5"><text:span text:style-name="T6">Public Subnet</text:span></text:p>
          </draw:text-box>
        </draw:frame>
        <draw:line draw:style-name="gr9" draw:text-style-name="P7" draw:layer="layout" svg:x1="7.35cm" svg:y1="8.874cm" svg:x2="12.584cm" svg:y2="8.847cm">
          <text:p/>
        </draw:line>
      </draw:page>
      <draw:page draw:name="page9" draw:style-name="dp1" draw:master-page-name="Default">
        <draw:frame draw:style-name="gr1" draw:text-style-name="P1" draw:layer="layout" svg:width="9.525cm" svg:height="4.318cm" svg:x="9.763cm" svg:y="7.223cm">
          <draw:text-box>
            <text:p text:style-name="P1"><text:span text:style-name="T1">AWS</text:span></text:p>
          </draw:text-box>
        </draw:frame>
      </draw:page>
      <draw:page draw:name="page10" draw:style-name="dp1" draw:master-page-name="Default">
        <draw:custom-shape draw:style-name="gr2" draw:text-style-name="P2" draw:layer="layout" svg:width="8.509cm" svg:height="9.398cm" svg:x="7.858cm" svg:y="3.286cm">
          <text:p text:style-name="P2"><text:span text:style-name="T2">AWS</text:span></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6.985cm" svg:height="7.62cm" svg:x="8.747cm" svg:y="4.81cm">
          <text:p text:style-name="P2"><text:span text:style-name="T3">VPC</text:span></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3" draw:layer="layout" svg:width="4.953cm" svg:height="3.175cm" svg:x="2.397cm" svg:y="7.477cm">
          <text:p text:style-name="P3"><text:span text:style-name="T4">Internet</text:span></text:p>
          <draw:enhanced-geometry svg:viewBox="0 0 21600 21600" draw:text-areas="3000 3320 17110 17330" draw:type="cloud-callout" draw:modifiers="6304.7234557933 21232.745591939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4" draw:layer="layout" svg:width="4.953cm" svg:height="4.953cm" svg:x="9.636cm" svg:y="6.08cm">
          <text:p text:style-name="P4"><text:span text:style-name="T5">Frontend Subnet</text:span></text:p>
          <text:p text:style-name="P4"><text:span text:style-name="T3"/></text:p>
          <text:p text:style-name="P4"><text:span text:style-name="T3"/></text:p>
          <text:p text:style-name="P4"><text:span text:style-name="T3"/></text:p>
          <text:p text:style-name="P4"><text:span text:style-name="T3"/></text:p>
          <text:p text:style-name="P4"><text:span text:style-name="T3"/></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5" draw:layer="layout" svg:width="4.191cm" svg:height="2.032cm" svg:x="1.254cm" svg:y="1cm">
          <draw:text-box>
            <text:p text:style-name="P5">AWS</text:p>
          </draw:text-box>
        </draw:frame>
        <draw:custom-shape draw:style-name="gr7" draw:text-style-name="P3" draw:layer="layout" svg:width="3.175cm" svg:height="2.54cm" svg:x="10.552cm" svg:y="7.731cm">
          <text:p text:style-name="P3"><text:span text:style-name="T6">EC2</text:span></text:p>
          <text:p text:style-name="P3"><text:span text:style-name="T6">Instance</text:span></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6" draw:layer="layout" svg:width="4.699cm" svg:height="0.933cm" svg:x="9.763cm" svg:y="11.37cm">
          <draw:text-box>
            <text:p text:style-name="P5"><text:span text:style-name="T6">Public Subnet</text:span></text:p>
          </draw:text-box>
        </draw:frame>
        <draw:line draw:style-name="gr9" draw:text-style-name="P7" draw:layer="layout" svg:x1="7.477cm" svg:y1="8.874cm" svg:x2="10.525cm" svg:y2="8.874cm">
          <text:p/>
        </draw:line>
      </draw:page>
      <draw:page draw:name="page11" draw:style-name="dp1" draw:master-page-name="Default">
        <draw:frame draw:style-name="gr6" draw:text-style-name="P5" draw:layer="layout" svg:width="4.191cm" svg:height="2.032cm" svg:x="0.365cm" svg:y="0.111cm">
          <draw:text-box>
            <text:p text:style-name="P5"><text:span text:style-name="T8">AWS</text:span></text:p>
          </draw:text-box>
        </draw:frame>
        <draw:custom-shape draw:style-name="gr5" draw:text-style-name="P2" draw:layer="layout" svg:width="14.732cm" svg:height="8.128cm" svg:x="1.635cm" svg:y="2.317cm">
          <text:p text:style-name="P2"><text:span text:style-name="T5">Frontend Subnet (Public)</text:span></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7"/></text:p>
          <text:p text:style-name="P2"><text:span text:style-name="T7"/></text:p>
          <text:p text:style-name="P2"><text:span text:style-name="T7"/></text:p>
          <text:p text:style-name="P2"><text:span text:style-name="T7"/></text:p>
          <text:p text:style-name="P2"><text:span text:style-name="T7"/></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3" draw:layer="layout" svg:width="3.175cm" svg:height="2.54cm" svg:x="2.778cm" svg:y="4.53cm">
          <text:p text:style-name="P3"><text:span text:style-name="T6">Frontend</text:span><text:span text:style-name="T6"><text:line-break/></text:span><text:span text:style-name="T6">Compute</text:span></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14" draw:layer="layout" svg:width="9.298cm" svg:height="1.928cm" svg:x="3.132cm" svg:y="7.043cm">
          <draw:text-box>
            <text:p text:style-name="P5"><text:span text:style-name="T9">Apache</text:span><text:span text:style-name="T10">: Port 80</text:span></text:p>
            <text:p text:style-name="P5"><text:span text:style-name="T9">Application</text:span><text:span text:style-name="T10"> Packages</text:span></text:p>
            <text:p text:style-name="P5"><text:span text:style-name="T9">Application </text:span><text:span text:style-name="T14">Runtime</text:span></text:p>
          </draw:text-box>
        </draw:frame>
        <draw:frame draw:style-name="gr12" draw:text-style-name="P14" draw:layer="layout" svg:width="10.16cm" svg:height="3.831cm" svg:x="6.842cm" svg:y="3.625cm">
          <draw:text-box>
            <text:p text:style-name="P5"><text:span text:style-name="T9">Frontend Security Group:</text:span><text:span text:style-name="T10"><text:line-break/></text:span><text:span text:style-name="T10"> <text:s text:c="2"/>Ingress: from LBR / &lt;App port&gt;</text:span></text:p>
          </draw:text-box>
        </draw:frame>
        <draw:g>
          <draw:custom-shape draw:style-name="gr13" draw:text-style-name="P10" draw:layer="layout" svg:width="1.879cm" svg:height="1.643cm" draw:transform="rotate (1.54636171726668) translate (5.402cm 5.338cm)">
            <text:p/>
            <draw:enhanced-geometry svg:viewBox="0 0 21600 21600" draw:glue-points="10800 0 0 10800 10800 21600 18000 10800" draw:text-areas="3600 0 18000 21600" draw:type="flowchart-stored-data" draw:enhanced-path="M 3600 21600 X 0 10800 3600 0 L 21600 0 X 18000 10800 21600 21600 Z N"/>
          </draw:custom-shape>
          <draw:frame draw:style-name="gr14" draw:text-style-name="P11" draw:layer="layout" svg:width="2.286cm" svg:height="1.524cm" svg:x="5.318cm" svg:y="3.985cm">
            <draw:text-box>
              <text:p><text:span text:style-name="T12">SG</text:span></text:p>
            </draw:text-box>
          </draw:frame>
        </draw:g>
        <draw:g>
          <draw:custom-shape draw:style-name="gr16" draw:text-style-name="P7" draw:layer="layout" svg:width="2.894cm" svg:height="1.524cm" svg:x="14.489cm" svg:y="1.809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6" draw:text-style-name="P7" draw:layer="layout" svg:width="0.448cm" svg:height="0.401cm" svg:x="14.532cm" svg:y="2.21cm">
            <text:p/>
            <draw:enhanced-geometry svg:viewBox="0 0 21600 21600" draw:type="rectangle" draw:enhanced-path="M 0 0 L 21600 0 21600 21600 0 21600 0 0 Z N"/>
          </draw:custom-shape>
          <draw:custom-shape draw:style-name="gr17" draw:text-style-name="P12" draw:layer="layout" svg:width="1.567cm" svg:height="0.401cm" svg:x="15.443cm" svg:y="2.21cm">
            <text:p text:style-name="P12"><text:span text:style-name="T13">x.x.x.x</text:span></text:p>
            <draw:enhanced-geometry svg:viewBox="0 0 21600 21600" draw:type="rectangle" draw:enhanced-path="M 0 0 L 21600 0 21600 21600 0 21600 0 0 Z N"/>
          </draw:custom-shape>
          <draw:custom-shape draw:style-name="gr16" draw:text-style-name="P7" draw:layer="layout" svg:width="0.448cm" svg:height="0.401cm" svg:x="14.532cm" svg:y="2.772cm">
            <text:p/>
            <draw:enhanced-geometry svg:viewBox="0 0 21600 21600" draw:type="rectangle" draw:enhanced-path="M 0 0 L 21600 0 21600 21600 0 21600 0 0 Z N"/>
          </draw:custom-shape>
          <draw:custom-shape draw:style-name="gr17" draw:text-style-name="P12" draw:layer="layout" svg:width="1.567cm" svg:height="0.401cm" svg:x="15.443cm" svg:y="2.772cm">
            <text:p text:style-name="P12"><text:span text:style-name="T13">x.x.x.x</text:span></text:p>
            <draw:enhanced-geometry svg:viewBox="0 0 21600 21600" draw:type="rectangle" draw:enhanced-path="M 0 0 L 21600 0 21600 21600 0 21600 0 0 Z N"/>
          </draw:custom-shape>
        </draw:g>
        <draw:frame draw:style-name="gr12" draw:text-style-name="P14" draw:layer="layout" svg:width="11.571cm" svg:height="3.831cm" svg:x="16.353cm" svg:y="3.333cm">
          <draw:text-box>
            <text:p text:style-name="P5"><text:span text:style-name="T9">Frontend Route Table:</text:span><text:span text:style-name="T10"><text:line-break/></text:span><text:span text:style-name="T10"><text:tab/></text:span><text:span text:style-name="T10">From </text:span><text:span text:style-name="T11">0.0.0.0/0</text:span><text:span text:style-name="T10"> → <text:s/>Internet Gateway</text:span></text:p>
          </draw:text-box>
        </draw:frame>
        <draw:g>
          <draw:custom-shape draw:style-name="gr13" draw:text-style-name="P10" draw:layer="layout" svg:width="2.245cm" svg:height="1.965cm" draw:transform="rotate (1.54636171726668) translate (15.26cm 7.922cm)">
            <text:p/>
            <draw:enhanced-geometry svg:viewBox="0 0 21600 21600" draw:glue-points="10800 0 0 10800 10800 21600 18000 10800" draw:text-areas="3600 0 18000 21600" draw:type="flowchart-stored-data" draw:enhanced-path="M 3600 21600 X 0 10800 3600 0 L 21600 0 X 18000 10800 21600 21600 Z N"/>
          </draw:custom-shape>
          <draw:frame draw:style-name="gr18" draw:text-style-name="P13" draw:layer="layout" svg:width="2.731cm" svg:height="1.93cm" svg:x="15.16cm" svg:y="6.305cm">
            <draw:text-box>
              <text:p text:style-name="P8"><text:span text:style-name="T15"><text:s text:c="2"/></text:span><text:span text:style-name="T12">Sec.</text:span><text:span text:style-name="T12"><text:line-break/></text:span><text:span text:style-name="T16"> <text:s/></text:span><text:span text:style-name="T12">List</text:span></text:p>
            </draw:text-box>
          </draw:frame>
        </draw:g>
        <draw:frame draw:style-name="gr12" draw:text-style-name="P14" draw:layer="layout" svg:width="11.571cm" svg:height="3.831cm" svg:x="16.353cm" svg:y="7.964cm">
          <draw:text-box>
            <text:p text:style-name="P5"><text:span text:style-name="T9">Frontend Security List:</text:span><text:span text:style-name="T10"><text:line-break/></text:span><text:span text:style-name="T10"> <text:s text:c="3"/>Ingress: from </text:span><text:span text:style-name="T11">0.0.0.0/0</text:span><text:span text:style-name="T10"> → <text:s/>Port 22</text:span></text:p>
            <text:p text:style-name="P5"><text:span text:style-name="T10"><text:s text:c="4"/></text:span><text:span text:style-name="T10">Egress: &lt;</text:span><text:span text:style-name="T11">backend subnet IP</text:span><text:span text:style-name="T10">&gt; → Port 22</text:span></text:p>
          </draw:text-box>
        </draw:frame>
      </draw:page>
      <draw:page draw:name="page12" draw:style-name="dp1" draw:master-page-name="Default">
        <draw:frame draw:style-name="gr6" draw:text-style-name="P5" draw:layer="layout" svg:width="4.191cm" svg:height="2.032cm" svg:x="0.365cm" svg:y="0.111cm">
          <draw:text-box>
            <text:p text:style-name="P5"><text:span text:style-name="T8">AWS</text:span></text:p>
          </draw:text-box>
        </draw:frame>
        <draw:custom-shape draw:style-name="gr5" draw:text-style-name="P2" draw:layer="layout" svg:width="14.732cm" svg:height="8.128cm" svg:x="1.635cm" svg:y="2.143cm">
          <text:p text:style-name="P2"><text:span text:style-name="T5">Backend Subnet (Private)</text:span></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7"/></text:p>
          <text:p text:style-name="P2"><text:span text:style-name="T7"/></text:p>
          <text:p text:style-name="P2"><text:span text:style-name="T7"/></text:p>
          <text:p text:style-name="P2"><text:span text:style-name="T7"/></text:p>
          <text:p text:style-name="P2"><text:span text:style-name="T7"/></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3" draw:layer="layout" svg:width="3.175cm" svg:height="2.54cm" svg:x="2.778cm" svg:y="4.356cm">
          <text:p text:style-name="P3"><text:span text:style-name="T6">Backend</text:span><text:span text:style-name="T6"><text:line-break/></text:span><text:span text:style-name="T6">Compute</text:span></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9" draw:text-style-name="P14" draw:layer="layout" svg:width="9.298cm" svg:height="1.449cm" svg:x="3.132cm" svg:y="6.869cm">
          <draw:text-box>
            <text:p text:style-name="P5"><text:span text:style-name="T9">REST API Application</text:span><text:span text:style-name="T10"> packages</text:span></text:p>
            <text:p text:style-name="P5"><text:span text:style-name="T9">REST API Application </text:span><text:span text:style-name="T10">Runtime</text:span></text:p>
          </draw:text-box>
        </draw:frame>
        <draw:frame draw:style-name="gr12" draw:text-style-name="P14" draw:layer="layout" svg:width="10.16cm" svg:height="3.831cm" svg:x="6.942cm" svg:y="3.451cm">
          <draw:text-box>
            <text:p text:style-name="P5"><text:span text:style-name="T9">Backend Security Group:</text:span><text:span text:style-name="T10"><text:line-break/></text:span><text:span text:style-name="T10"> <text:s text:c="2"/>Ingress: from Frontend / &lt;API port&gt;</text:span></text:p>
          </draw:text-box>
        </draw:frame>
        <draw:g>
          <draw:custom-shape draw:style-name="gr13" draw:text-style-name="P10" draw:layer="layout" svg:width="1.879cm" svg:height="1.643cm" draw:transform="rotate (1.54636171726668) translate (5.402cm 5.164cm)">
            <text:p/>
            <draw:enhanced-geometry svg:viewBox="0 0 21600 21600" draw:glue-points="10800 0 0 10800 10800 21600 18000 10800" draw:text-areas="3600 0 18000 21600" draw:type="flowchart-stored-data" draw:enhanced-path="M 3600 21600 X 0 10800 3600 0 L 21600 0 X 18000 10800 21600 21600 Z N"/>
          </draw:custom-shape>
          <draw:frame draw:style-name="gr14" draw:text-style-name="P11" draw:layer="layout" svg:width="2.286cm" svg:height="1.524cm" svg:x="5.318cm" svg:y="3.811cm">
            <draw:text-box>
              <text:p><text:span text:style-name="T12">NSG</text:span></text:p>
            </draw:text-box>
          </draw:frame>
        </draw:g>
        <draw:g>
          <draw:custom-shape draw:style-name="gr16" draw:text-style-name="P7" draw:layer="layout" svg:width="2.894cm" svg:height="1.524cm" svg:x="14.489cm" svg:y="1.63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6" draw:text-style-name="P7" draw:layer="layout" svg:width="0.448cm" svg:height="0.401cm" svg:x="14.532cm" svg:y="2.036cm">
            <text:p/>
            <draw:enhanced-geometry svg:viewBox="0 0 21600 21600" draw:type="rectangle" draw:enhanced-path="M 0 0 L 21600 0 21600 21600 0 21600 0 0 Z N"/>
          </draw:custom-shape>
          <draw:custom-shape draw:style-name="gr17" draw:text-style-name="P12" draw:layer="layout" svg:width="1.567cm" svg:height="0.401cm" svg:x="15.443cm" svg:y="2.036cm">
            <text:p text:style-name="P12"><text:span text:style-name="T13">x.x.x.x</text:span></text:p>
            <draw:enhanced-geometry svg:viewBox="0 0 21600 21600" draw:type="rectangle" draw:enhanced-path="M 0 0 L 21600 0 21600 21600 0 21600 0 0 Z N"/>
          </draw:custom-shape>
          <draw:custom-shape draw:style-name="gr16" draw:text-style-name="P7" draw:layer="layout" svg:width="0.448cm" svg:height="0.401cm" svg:x="14.532cm" svg:y="2.598cm">
            <text:p/>
            <draw:enhanced-geometry svg:viewBox="0 0 21600 21600" draw:type="rectangle" draw:enhanced-path="M 0 0 L 21600 0 21600 21600 0 21600 0 0 Z N"/>
          </draw:custom-shape>
          <draw:custom-shape draw:style-name="gr17" draw:text-style-name="P12" draw:layer="layout" svg:width="1.567cm" svg:height="0.401cm" svg:x="15.443cm" svg:y="2.598cm">
            <text:p text:style-name="P12"><text:span text:style-name="T13">x.x.x.x</text:span></text:p>
            <draw:enhanced-geometry svg:viewBox="0 0 21600 21600" draw:type="rectangle" draw:enhanced-path="M 0 0 L 21600 0 21600 21600 0 21600 0 0 Z N"/>
          </draw:custom-shape>
        </draw:g>
        <draw:frame draw:style-name="gr12" draw:text-style-name="P14" draw:layer="layout" svg:width="11.571cm" svg:height="3.831cm" svg:x="16.353cm" svg:y="3.159cm">
          <draw:text-box>
            <text:p text:style-name="P5"><text:span text:style-name="T9">Backend Route Table:</text:span><text:span text:style-name="T10"><text:line-break/></text:span><text:span text:style-name="T10"><text:tab/></text:span><text:span text:style-name="T10">From </text:span><text:span text:style-name="T11">0.0.0.0/0</text:span><text:span text:style-name="T10"> → <text:s/>NAT Gateway</text:span></text:p>
          </draw:text-box>
        </draw:frame>
        <draw:g>
          <draw:custom-shape draw:style-name="gr13" draw:text-style-name="P10" draw:layer="layout" svg:width="2.245cm" svg:height="1.965cm" draw:transform="rotate (1.54636171726668) translate (15.26cm 7.748cm)">
            <text:p/>
            <draw:enhanced-geometry svg:viewBox="0 0 21600 21600" draw:glue-points="10800 0 0 10800 10800 21600 18000 10800" draw:text-areas="3600 0 18000 21600" draw:type="flowchart-stored-data" draw:enhanced-path="M 3600 21600 X 0 10800 3600 0 L 21600 0 X 18000 10800 21600 21600 Z N"/>
          </draw:custom-shape>
          <draw:frame draw:style-name="gr18" draw:text-style-name="P13" draw:layer="layout" svg:width="2.731cm" svg:height="1.93cm" svg:x="15.16cm" svg:y="6.131cm">
            <draw:text-box>
              <text:p text:style-name="P8"><text:span text:style-name="T15"><text:s text:c="2"/></text:span><text:span text:style-name="T12">Sec.</text:span><text:span text:style-name="T12"><text:line-break/></text:span><text:span text:style-name="T16"> <text:s/></text:span><text:span text:style-name="T12">List</text:span></text:p>
            </draw:text-box>
          </draw:frame>
        </draw:g>
        <draw:frame draw:style-name="gr12" draw:text-style-name="P14" draw:layer="layout" svg:width="12.714cm" svg:height="3.831cm" svg:x="16.353cm" svg:y="7.79cm">
          <draw:text-box>
            <text:p text:style-name="P5"><text:span text:style-name="T9">Backend Security List:</text:span><text:span text:style-name="T10"><text:line-break/></text:span><text:span text:style-name="T10"> <text:s text:c="3"/>Ingress: from </text:span><text:span text:style-name="T11">&lt;frontend subnet IP&gt;</text:span><text:span text:style-name="T10"> → <text:s/>Port 22</text:span></text:p>
            <text:p text:style-name="P5"><text:span text:style-name="T10"><text:s text:c="4"/></text:span><text:span text:style-name="T10">Egress: 0.0.0.0/0 → All</text:span></text:p>
          </draw:text-box>
        </draw:frame>
      </draw:page>
      <draw:page draw:name="page13" draw:style-name="dp1" draw:master-page-name="Default">
        <draw:custom-shape draw:style-name="gr2" draw:text-style-name="P2" draw:layer="layout" svg:width="13.462cm" svg:height="9.398cm" svg:x="7.858cm" svg:y="3.286cm">
          <text:p text:style-name="P2"><text:span text:style-name="T2">AWS</text:span></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12.192cm" svg:height="7.62cm" svg:x="8.747cm" svg:y="4.81cm">
          <text:p text:style-name="P2"><text:span text:style-name="T3">VPC</text:span></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3" draw:layer="layout" svg:width="4.953cm" svg:height="3.175cm" svg:x="2.397cm" svg:y="7.477cm">
          <text:p text:style-name="P3"><text:span text:style-name="T4">Internet</text:span></text:p>
          <draw:enhanced-geometry svg:viewBox="0 0 21600 21600" draw:text-areas="3000 3320 17110 17330" draw:type="cloud-callout" draw:modifiers="6304.7234557933 21232.745591939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3" draw:layer="layout" svg:width="4.953cm" svg:height="4.953cm" svg:x="9.763cm" svg:y="6.207cm">
          <text:p text:style-name="P3"><text:span text:style-name="T6">Frontend Subnet</text:span></text:p>
          <text:p text:style-name="P3"><text:span text:style-name="T4"/></text:p>
          <text:p text:style-name="P3"><text:span text:style-name="T4"/></text:p>
          <text:p text:style-name="P3"><text:span text:style-name="T4"/></text:p>
          <text:p text:style-name="P3"><text:span text:style-name="T4"/></text:p>
          <text:p text:style-name="P3"><text:span text:style-name="T4"/></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3" draw:layer="layout" svg:width="4.953cm" svg:height="4.953cm" svg:x="15.732cm" svg:y="6.207cm">
          <text:p text:style-name="P3"><text:span text:style-name="T6">Backend Subnet</text:span></text:p>
          <text:p text:style-name="P3"><text:span text:style-name="T4"/></text:p>
          <text:p text:style-name="P3"><text:span text:style-name="T4"/></text:p>
          <text:p text:style-name="P3"><text:span text:style-name="T4"/></text:p>
          <text:p text:style-name="P3"><text:span text:style-name="T4"/></text:p>
          <text:p text:style-name="P3"><text:span text:style-name="T4"/></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5" draw:layer="layout" svg:width="4.191cm" svg:height="2.032cm" svg:x="1.254cm" svg:y="1cm">
          <draw:text-box>
            <text:p text:style-name="P5">AWS</text:p>
          </draw:text-box>
        </draw:frame>
        <draw:custom-shape draw:style-name="gr7" draw:text-style-name="P3" draw:layer="layout" svg:width="3.175cm" svg:height="2.54cm" svg:x="10.525cm" svg:y="7.858cm">
          <text:p text:style-name="P3"><text:span text:style-name="T6">EC2</text:span></text:p>
          <text:p text:style-name="P3"><text:span text:style-name="T6">Instance</text:span></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3" draw:layer="layout" svg:width="3.175cm" svg:height="2.54cm" svg:x="16.648cm" svg:y="7.858cm">
          <text:p text:style-name="P3"><text:span text:style-name="T6">EC2</text:span></text:p>
          <text:p text:style-name="P3"><text:span text:style-name="T6">Instance</text:span></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6" draw:layer="layout" svg:width="4.699cm" svg:height="0.933cm" svg:x="9.89cm" svg:y="11.116cm">
          <draw:text-box>
            <text:p text:style-name="P5"><text:span text:style-name="T6">Public Subnet</text:span></text:p>
          </draw:text-box>
        </draw:frame>
        <draw:frame draw:style-name="gr8" draw:text-style-name="P6" draw:layer="layout" svg:width="4.699cm" svg:height="0.933cm" svg:x="15.886cm" svg:y="11.143cm">
          <draw:text-box>
            <text:p text:style-name="P5"><text:span text:style-name="T6">Private Subnet</text:span></text:p>
          </draw:text-box>
        </draw:frame>
        <draw:line draw:style-name="gr9" draw:text-style-name="P7" draw:layer="layout" svg:x1="7.477cm" svg:y1="8.874cm" svg:x2="10.525cm" svg:y2="8.874cm">
          <text:p/>
        </draw:line>
        <draw:line draw:style-name="gr9" draw:text-style-name="P7" draw:layer="layout" svg:x1="13.8cm" svg:y1="9.001cm" svg:x2="16.594cm" svg:y2="9.001cm">
          <text:p/>
        </draw:line>
        <draw:line draw:style-name="gr10" draw:text-style-name="P7" draw:layer="layout" svg:x1="15.224cm" svg:y1="5.318cm" svg:x2="15.224cm" svg:y2="12.176cm">
          <text:p/>
        </draw:line>
      </draw:page>
      <draw:page draw:name="page14" draw:style-name="dp1" draw:master-page-name="Default">
        <draw:custom-shape draw:style-name="gr2" draw:text-style-name="P2" draw:layer="layout" svg:width="12.827cm" svg:height="9.017cm" svg:x="7.858cm" svg:y="3.486cm">
          <text:p text:style-name="P2"><text:span text:style-name="T17">AWS</text:span></text:p>
          <text:p text:style-name="P2"><text:span text:style-name="T17"/></text:p>
          <text:p text:style-name="P2"><text:span text:style-name="T17"/></text:p>
          <text:p text:style-name="P2"><text:span text:style-name="T17"/></text:p>
          <text:p text:style-name="P2"><text:span text:style-name="T17"/></text:p>
          <text:p text:style-name="P2"><text:span text:style-name="T17"/></text:p>
          <text:p text:style-name="P2"><text:span text:style-name="T17"/></text:p>
          <text:p text:style-name="P2"><text:span text:style-name="T17"/></text:p>
          <text:p text:style-name="P2"><text:span text:style-name="T17"/></text:p>
          <text:p text:style-name="P2"><text:span text:style-name="T17"/></text:p>
          <text:p text:style-name="P2"><text:span text:style-name="T17"/></text:p>
          <text:p text:style-name="P2"><text:span text:style-name="T17"/></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6.604cm" svg:height="7.366cm" svg:x="8.747cm" svg:y="4.81cm">
          <text:p text:style-name="P2"><text:span text:style-name="T7">VCN</text:span></text:p>
          <text:p text:style-name="P2"><text:span text:style-name="T7"/></text:p>
          <text:p text:style-name="P2"><text:span text:style-name="T7"/></text:p>
          <text:p text:style-name="P2"><text:span text:style-name="T7"/></text:p>
          <text:p text:style-name="P2"><text:span text:style-name="T7"/></text:p>
          <text:p text:style-name="P2"><text:span text:style-name="T7"/></text:p>
          <text:p text:style-name="P2"><text:span text:style-name="T7"/></text:p>
          <text:p text:style-name="P2"><text:span text:style-name="T7"/></text:p>
          <text:p text:style-name="P2"><text:span text:style-name="T7"/></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3" draw:layer="layout" svg:width="4.953cm" svg:height="3.175cm" svg:x="2.397cm" svg:y="7.477cm">
          <text:p text:style-name="P3"><text:span text:style-name="T18">Internet</text:span></text:p>
          <draw:enhanced-geometry svg:viewBox="0 0 21600 21600" draw:text-areas="3000 3320 17110 17330" draw:type="cloud-callout" draw:modifiers="6304.7234557933 21232.745591939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4" draw:layer="layout" svg:width="4.953cm" svg:height="4.953cm" svg:x="9.636cm" svg:y="6.08cm">
          <text:p text:style-name="P3"><text:span text:style-name="T19">Frontend/Backend</text:span><text:span text:style-name="T19"><text:line-break/></text:span><text:span text:style-name="T19"> Subnet</text:span></text:p>
          <text:p text:style-name="P4"><text:span text:style-name="T7"/></text:p>
          <text:p text:style-name="P4"><text:span text:style-name="T7"/></text:p>
          <text:p text:style-name="P4"><text:span text:style-name="T7"/></text:p>
          <text:p text:style-name="P4"><text:span text:style-name="T7"/></text:p>
          <text:p text:style-name="P4"><text:span text:style-name="T7"/></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5" draw:layer="layout" svg:width="4.191cm" svg:height="2.032cm" svg:x="1.254cm" svg:y="1cm">
          <draw:text-box>
            <text:p text:style-name="P5"><text:span text:style-name="T8">AWS</text:span></text:p>
          </draw:text-box>
        </draw:frame>
        <draw:custom-shape draw:style-name="gr7" draw:text-style-name="P3" draw:layer="layout" svg:width="3.175cm" svg:height="2.54cm" svg:x="10.552cm" svg:y="7.731cm">
          <text:p text:style-name="P3"><text:span text:style-name="T6">EC2</text:span></text:p>
          <text:p text:style-name="P3"><text:span text:style-name="T6">Instance</text:span></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7" draw:layer="layout" svg:x1="7.477cm" svg:y1="8.874cm" svg:x2="10.525cm" svg:y2="8.874cm">
          <text:p/>
        </draw:line>
        <draw:line draw:style-name="gr9" draw:text-style-name="P7" draw:layer="layout" svg:x1="13.727cm" svg:y1="8.874cm" svg:x2="16.267cm" svg:y2="8.874cm">
          <text:p/>
        </draw:line>
        <draw:custom-shape draw:style-name="gr20" draw:text-style-name="P4" draw:layer="layout" svg:width="4.191cm" svg:height="4.064cm" svg:x="16.24cm" svg:y="6.715cm">
          <text:p text:style-name="P4"><text:span text:style-name="T3">Dynamo DB</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8" draw:text-style-name="P6" draw:layer="layout" svg:width="4.699cm" svg:height="0.933cm" svg:x="9.891cm" svg:y="11.117cm">
          <draw:text-box>
            <text:p text:style-name="P5"><text:span text:style-name="T6">Public Subnet</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 draw:display-name="Fine Dashed" draw:style="rect" draw:dots1="1" draw:dots1-length="0.508cm" draw:dots2="1" draw:dots2-length="0.508cm" draw:distance="0.508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Felippe Neto</meta:initial-creator>
    <meta:creation-date>2020-02-13T15:29:30.21</meta:creation-date>
    <dc:date>2020-02-25T11:07:05.31</dc:date>
    <dc:creator>Felippe Neto</dc:creator>
    <meta:editing-duration>P2DT5H31M52S</meta:editing-duration>
    <meta:editing-cycles>27</meta:editing-cycles>
    <meta:generator>OpenOffice/4.1.7$Win32 OpenOffice.org_project/417m1$Build-9800</meta:generator>
    <meta:document-statistic meta:object-count="214"/>
  </office:meta>
</office:document-meta>
</file>